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544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4.669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5.22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Оказанные_20_услуги">
      <style:table-properties table:display="true" style:writing-mode="lr-tb"/>
    </style:style>
    <style:style style:name="ta2" style:family="table" style:master-page-name="PageStyle_5f_Услуги">
      <style:table-properties table:display="true" style:writing-mode="lr-tb"/>
    </style:style>
    <style:style style:name="ta3" style:family="table" style:master-page-name="PageStyle_5f_Клиент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казанные услу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клиента</text:p>
          </table:table-cell>
          <table:table-cell table:style-name="ce1" office:value-type="string" calcext:value-type="string">
            <text:p>ID услуги</text:p>
          </table:table-cell>
          <table:table-cell table:style-name="ce3" office:value-type="string" calcext:value-type="string">
            <text:p>Район</text:p>
          </table:table-cell>
          <table:table-cell table:style-name="ce3" office:value-type="string" calcext:value-type="string">
            <text:p>Цена</text:p>
          </table:table-cell>
          <table:table-cell table:style-name="ce5" table:number-columns-repeated="1018"/>
        </table:table-row>
        <table:table-row table:style-name="ro1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1.08.20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];[$Клиенты.A$1:.D$1048576];2;0)" office:value-type="string" office:string-value="Остров" calcext:value-type="string">
            <text:p>Остров</text:p>
          </table:table-cell>
          <table:table-cell table:formula="of:=VLOOKUP([.D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1.08.2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01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6];[$Клиенты.A$1:.D$1048576];2;0)" office:value-type="string" office:string-value="Ленинский" calcext:value-type="string">
            <text:p>Ленинский</text:p>
          </table:table-cell>
          <table:table-cell table:formula="of:=VLOOKUP([.D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01.08.202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01.08.202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01.08.202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01.08.202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01.08.20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01.08.2022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01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01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01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1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01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01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01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01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01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01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4];[$Клиенты.A$1:.D$1048576];2;0)" office:value-type="string" office:string-value="Ленинский" calcext:value-type="string">
            <text:p>Ленинский</text:p>
          </table:table-cell>
          <table:table-cell table:formula="of:=VLOOKUP([.D2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01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01.08.202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6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01.08.2022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01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01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1];[$Клиенты.A$1:.D$1048576];2;0)" office:value-type="string" office:string-value="Речной" calcext:value-type="string">
            <text:p>Речной</text:p>
          </table:table-cell>
          <table:table-cell table:formula="of:=VLOOKUP([.D3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01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01.08.2022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3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01.08.2022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4];[$Клиенты.A$1:.D$1048576];2;0)" office:value-type="string" office:string-value="Остров" calcext:value-type="string">
            <text:p>Остров</text:p>
          </table:table-cell>
          <table:table-cell table:formula="of:=VLOOKUP([.D3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01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01.08.2022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01.08.2022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7];[$Клиенты.A$1:.D$1048576];2;0)" office:value-type="string" office:string-value="Ленинский" calcext:value-type="string">
            <text:p>Ленинский</text:p>
          </table:table-cell>
          <table:table-cell table:formula="of:=VLOOKUP([.D3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02.08.202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02.08.202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9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02.08.202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0];[$Клиенты.A$1:.D$1048576];2;0)" office:value-type="string" office:string-value="Речной" calcext:value-type="string">
            <text:p>Речной</text:p>
          </table:table-cell>
          <table:table-cell table:formula="of:=VLOOKUP([.D4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02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02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02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02.08.2022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02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7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02.08.2022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8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02.08.202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5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5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02.08.2022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5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02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5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5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02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5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02.08.2022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5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02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5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02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5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02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5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02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5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03.08.20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60];[$Клиенты.A$1:.D$1048576];2;0)" office:value-type="string" office:string-value="Полярный" calcext:value-type="string">
            <text:p>Полярный</text:p>
          </table:table-cell>
          <table:table-cell table:formula="of:=VLOOKUP([.D6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03.08.202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6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6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03.08.202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62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6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03.08.202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6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6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6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6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6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03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6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03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6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03.08.2022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68];[$Клиенты.A$1:.D$1048576];2;0)" office:value-type="string" office:string-value="Речной" calcext:value-type="string">
            <text:p>Речной</text:p>
          </table:table-cell>
          <table:table-cell table:formula="of:=VLOOKUP([.D68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03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69];[$Клиенты.A$1:.D$1048576];2;0)" office:value-type="string" office:string-value="Остров" calcext:value-type="string">
            <text:p>Остров</text:p>
          </table:table-cell>
          <table:table-cell table:formula="of:=VLOOKUP([.D6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0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70];[$Клиенты.A$1:.D$1048576];2;0)" office:value-type="string" office:string-value="Ленинский" calcext:value-type="string">
            <text:p>Ленинский</text:p>
          </table:table-cell>
          <table:table-cell table:formula="of:=VLOOKUP([.D7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03.08.2022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71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03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7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03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7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03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74];[$Клиенты.A$1:.D$1048576];2;0)" office:value-type="string" office:string-value="Новый" calcext:value-type="string">
            <text:p>Новый</text:p>
          </table:table-cell>
          <table:table-cell table:formula="of:=VLOOKUP([.D7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03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7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03.08.2022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76];[$Клиенты.A$1:.D$1048576];2;0)" office:value-type="string" office:string-value="Новый" calcext:value-type="string">
            <text:p>Новый</text:p>
          </table:table-cell>
          <table:table-cell table:formula="of:=VLOOKUP([.D7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03.08.202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7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03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7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03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79];[$Клиенты.A$1:.D$1048576];2;0)" office:value-type="string" office:string-value="Полярный" calcext:value-type="string">
            <text:p>Полярный</text:p>
          </table:table-cell>
          <table:table-cell table:formula="of:=VLOOKUP([.D79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03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80];[$Клиенты.A$1:.D$1048576];2;0)" office:value-type="string" office:string-value="Ленинский" calcext:value-type="string">
            <text:p>Ленинский</text:p>
          </table:table-cell>
          <table:table-cell table:formula="of:=VLOOKUP([.D8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03.08.2022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8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03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8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03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8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03.08.2022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8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0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85];[$Клиенты.A$1:.D$1048576];2;0)" office:value-type="string" office:string-value="Ленинский" calcext:value-type="string">
            <text:p>Ленинский</text:p>
          </table:table-cell>
          <table:table-cell table:formula="of:=VLOOKUP([.D8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03.08.2022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8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8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04.08.202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8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8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8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04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90];[$Клиенты.A$1:.D$1048576];2;0)" office:value-type="string" office:string-value="Ленинский" calcext:value-type="string">
            <text:p>Ленинский</text:p>
          </table:table-cell>
          <table:table-cell table:formula="of:=VLOOKUP([.D9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04.08.202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9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04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9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0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9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04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9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04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95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04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96];[$Клиенты.A$1:.D$1048576];2;0)" office:value-type="string" office:string-value="Речной" calcext:value-type="string">
            <text:p>Речной</text:p>
          </table:table-cell>
          <table:table-cell table:formula="of:=VLOOKUP([.D9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04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97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9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04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9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04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99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04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0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0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04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0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0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0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04.08.202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103];[$Клиенты.A$1:.D$1048576];2;0)" office:value-type="string" office:string-value="Речной" calcext:value-type="string">
            <text:p>Речной</text:p>
          </table:table-cell>
          <table:table-cell table:formula="of:=VLOOKUP([.D10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04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04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04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0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04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0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04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0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04.08.2022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0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04.08.2022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0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04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10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0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11];[$Клиенты.A$1:.D$1048576];2;0)" office:value-type="string" office:string-value="Новый" calcext:value-type="string">
            <text:p>Новый</text:p>
          </table:table-cell>
          <table:table-cell table:formula="of:=VLOOKUP([.D11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04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1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04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1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04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1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15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16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04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1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05.08.20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1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05.08.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1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05.08.20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120];[$Клиенты.A$1:.D$1048576];2;0)" office:value-type="string" office:string-value="Ленинский" calcext:value-type="string">
            <text:p>Ленинский</text:p>
          </table:table-cell>
          <table:table-cell table:formula="of:=VLOOKUP([.D12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05.08.20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2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2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05.08.20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2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05.08.202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2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05.08.202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2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05.08.202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2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05.08.202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2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05.08.20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27];[$Клиенты.A$1:.D$1048576];2;0)" office:value-type="string" office:string-value="Ленинский" calcext:value-type="string">
            <text:p>Ленинский</text:p>
          </table:table-cell>
          <table:table-cell table:formula="of:=VLOOKUP([.D12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05.08.202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2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05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2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05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130];[$Клиенты.A$1:.D$1048576];2;0)" office:value-type="string" office:string-value="Речной" calcext:value-type="string">
            <text:p>Речной</text:p>
          </table:table-cell>
          <table:table-cell table:formula="of:=VLOOKUP([.D13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05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3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05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132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3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05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3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3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3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05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36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37];[$Клиенты.A$1:.D$1048576];2;0)" office:value-type="string" office:string-value="Новый" calcext:value-type="string">
            <text:p>Новый</text:p>
          </table:table-cell>
          <table:table-cell table:formula="of:=VLOOKUP([.D13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3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05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3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05.08.2022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40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05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4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4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05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4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4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05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43];[$Клиенты.A$1:.D$1048576];2;0)" office:value-type="string" office:string-value="Ленинский" calcext:value-type="string">
            <text:p>Ленинский</text:p>
          </table:table-cell>
          <table:table-cell table:formula="of:=VLOOKUP([.D14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05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4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05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4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05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4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05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47];[$Клиенты.A$1:.D$1048576];2;0)" office:value-type="string" office:string-value="Остров" calcext:value-type="string">
            <text:p>Остров</text:p>
          </table:table-cell>
          <table:table-cell table:formula="of:=VLOOKUP([.D14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05.08.202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4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05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49];[$Клиенты.A$1:.D$1048576];2;0)" office:value-type="string" office:string-value="Речной" calcext:value-type="string">
            <text:p>Речной</text:p>
          </table:table-cell>
          <table:table-cell table:formula="of:=VLOOKUP([.D149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05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5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0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5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05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5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06.08.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5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06.08.20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54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06.08.202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5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06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5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06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57];[$Клиенты.A$1:.D$1048576];2;0)" office:value-type="string" office:string-value="Остров" calcext:value-type="string">
            <text:p>Остров</text:p>
          </table:table-cell>
          <table:table-cell table:formula="of:=VLOOKUP([.D15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06.08.202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58];[$Клиенты.A$1:.D$1048576];2;0)" office:value-type="string" office:string-value="Остров" calcext:value-type="string">
            <text:p>Остров</text:p>
          </table:table-cell>
          <table:table-cell table:formula="of:=VLOOKUP([.D158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06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59];[$Клиенты.A$1:.D$1048576];2;0)" office:value-type="string" office:string-value="Полярный" calcext:value-type="string">
            <text:p>Полярный</text:p>
          </table:table-cell>
          <table:table-cell table:formula="of:=VLOOKUP([.D15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06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6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06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6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06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62];[$Клиенты.A$1:.D$1048576];2;0)" office:value-type="string" office:string-value="Речной" calcext:value-type="string">
            <text:p>Речной</text:p>
          </table:table-cell>
          <table:table-cell table:formula="of:=VLOOKUP([.D16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06.08.2022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63];[$Клиенты.A$1:.D$1048576];2;0)" office:value-type="string" office:string-value="Ленинский" calcext:value-type="string">
            <text:p>Ленинский</text:p>
          </table:table-cell>
          <table:table-cell table:formula="of:=VLOOKUP([.D16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06.08.2022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6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06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6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06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66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6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06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6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06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68];[$Клиенты.A$1:.D$1048576];2;0)" office:value-type="string" office:string-value="Ленинский" calcext:value-type="string">
            <text:p>Ленинский</text:p>
          </table:table-cell>
          <table:table-cell table:formula="of:=VLOOKUP([.D168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06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6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06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70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0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71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06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7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06.08.202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7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06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7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7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176];[$Клиенты.A$1:.D$1048576];2;0)" office:value-type="string" office:string-value="Полярный" calcext:value-type="string">
            <text:p>Полярный</text:p>
          </table:table-cell>
          <table:table-cell table:formula="of:=VLOOKUP([.D17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06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7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06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7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06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17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7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07.08.20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8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07.08.20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8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07.08.20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8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07.08.202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183];[$Клиенты.A$1:.D$1048576];2;0)" office:value-type="string" office:string-value="Новый" calcext:value-type="string">
            <text:p>Новый</text:p>
          </table:table-cell>
          <table:table-cell table:formula="of:=VLOOKUP([.D18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07.08.20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8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07.08.202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18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8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07.08.202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8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07.08.202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8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07.08.202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8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07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8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0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9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07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9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07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9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07.08.202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9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07.08.202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19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07.08.2022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19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07.08.202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19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07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19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0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19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07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19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07.08.2022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0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0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07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01];[$Клиенты.A$1:.D$1048576];2;0)" office:value-type="string" office:string-value="Полярный" calcext:value-type="string">
            <text:p>Полярный</text:p>
          </table:table-cell>
          <table:table-cell table:formula="of:=VLOOKUP([.D20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07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0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07.08.2022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0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07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0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08.08.20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05];[$Клиенты.A$1:.D$1048576];2;0)" office:value-type="string" office:string-value="Новый" calcext:value-type="string">
            <text:p>Новый</text:p>
          </table:table-cell>
          <table:table-cell table:formula="of:=VLOOKUP([.D20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08.08.202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VLOOKUP([.C20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08.08.20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0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08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0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08.08.20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0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08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10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08.08.20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1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1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1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08.08.202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14];[$Клиенты.A$1:.D$1048576];2;0)" office:value-type="string" office:string-value="Ленинский" calcext:value-type="string">
            <text:p>Ленинский</text:p>
          </table:table-cell>
          <table:table-cell table:formula="of:=VLOOKUP([.D21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08.08.202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1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08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1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08.08.2022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1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08.08.202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21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08.08.202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19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1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08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2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08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2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08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22];[$Клиенты.A$1:.D$1048576];2;0)" office:value-type="string" office:string-value="Речной" calcext:value-type="string">
            <text:p>Речной</text:p>
          </table:table-cell>
          <table:table-cell table:formula="of:=VLOOKUP([.D22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08.08.2022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2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2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08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2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08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2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08.08.202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2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2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08.08.2022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27];[$Клиенты.A$1:.D$1048576];2;0)" office:value-type="string" office:string-value="Остров" calcext:value-type="string">
            <text:p>Остров</text:p>
          </table:table-cell>
          <table:table-cell table:formula="of:=VLOOKUP([.D22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08.08.2022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2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08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2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0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30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08.08.2022</text:p>
          </table:table-cell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31];[$Клиенты.A$1:.D$1048576];2;0)" office:value-type="string" office:string-value="Полярный" calcext:value-type="string">
            <text:p>Полярный</text:p>
          </table:table-cell>
          <table:table-cell table:formula="of:=VLOOKUP([.D23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08.08.2022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32];[$Клиенты.A$1:.D$1048576];2;0)" office:value-type="string" office:string-value="Речной" calcext:value-type="string">
            <text:p>Речной</text:p>
          </table:table-cell>
          <table:table-cell table:formula="of:=VLOOKUP([.D23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09.08.20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3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09.08.20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34];[$Клиенты.A$1:.D$1048576];2;0)" office:value-type="string" office:string-value="Остров" calcext:value-type="string">
            <text:p>Остров</text:p>
          </table:table-cell>
          <table:table-cell table:formula="of:=VLOOKUP([.D23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9.08.202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3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09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3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09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37];[$Клиенты.A$1:.D$1048576];2;0)" office:value-type="string" office:string-value="Полярный" calcext:value-type="string">
            <text:p>Полярный</text:p>
          </table:table-cell>
          <table:table-cell table:formula="of:=VLOOKUP([.D23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09.08.202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3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09.08.202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3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09.08.202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4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09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41];[$Клиенты.A$1:.D$1048576];2;0)" office:value-type="string" office:string-value="Новый" calcext:value-type="string">
            <text:p>Новый</text:p>
          </table:table-cell>
          <table:table-cell table:formula="of:=VLOOKUP([.D241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09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4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09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4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09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4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09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4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09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4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0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4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09.08.202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48];[$Клиенты.A$1:.D$1048576];2;0)" office:value-type="string" office:string-value="Полярный" calcext:value-type="string">
            <text:p>Полярный</text:p>
          </table:table-cell>
          <table:table-cell table:formula="of:=VLOOKUP([.D248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09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4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09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5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5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09.08.2022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5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09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5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0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5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10.08.20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5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10.08.202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5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10.08.202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5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10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5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10.08.202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5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10.08.202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59];[$Клиенты.A$1:.D$1048576];2;0)" office:value-type="string" office:string-value="Речной" calcext:value-type="string">
            <text:p>Речной</text:p>
          </table:table-cell>
          <table:table-cell table:formula="of:=VLOOKUP([.D25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10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6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6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10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61];[$Клиенты.A$1:.D$1048576];2;0)" office:value-type="string" office:string-value="Речной" calcext:value-type="string">
            <text:p>Речной</text:p>
          </table:table-cell>
          <table:table-cell table:formula="of:=VLOOKUP([.D261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10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6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10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6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10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6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10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6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10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66];[$Клиенты.A$1:.D$1048576];2;0)" office:value-type="string" office:string-value="Остров" calcext:value-type="string">
            <text:p>Остров</text:p>
          </table:table-cell>
          <table:table-cell table:formula="of:=VLOOKUP([.D26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10.08.2022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6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10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68];[$Клиенты.A$1:.D$1048576];2;0)" office:value-type="string" office:string-value="Речной" calcext:value-type="string">
            <text:p>Речной</text:p>
          </table:table-cell>
          <table:table-cell table:formula="of:=VLOOKUP([.D26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11.08.20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26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11.08.20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7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7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11.08.20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7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11.08.20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72];[$Клиенты.A$1:.D$1048576];2;0)" office:value-type="string" office:string-value="Полярный" calcext:value-type="string">
            <text:p>Полярный</text:p>
          </table:table-cell>
          <table:table-cell table:formula="of:=VLOOKUP([.D27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27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7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11.08.202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7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11.08.20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7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11.08.202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77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11.08.202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78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7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11.08.202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7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11.08.202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8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11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8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11.08.202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8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11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28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8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11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28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8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8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11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8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11.08.2022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288];[$Клиенты.A$1:.D$1048576];2;0)" office:value-type="string" office:string-value="Речной" calcext:value-type="string">
            <text:p>Речной</text:p>
          </table:table-cell>
          <table:table-cell table:formula="of:=VLOOKUP([.D288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11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8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11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9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11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9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11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9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11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9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11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9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11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295];[$Клиенты.A$1:.D$1048576];2;0)" office:value-type="string" office:string-value="Остров" calcext:value-type="string">
            <text:p>Остров</text:p>
          </table:table-cell>
          <table:table-cell table:formula="of:=VLOOKUP([.D29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12.08.20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29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12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29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12.08.2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29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12.08.20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29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12.08.202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00];[$Клиенты.A$1:.D$1048576];2;0)" office:value-type="string" office:string-value="Ленинский" calcext:value-type="string">
            <text:p>Ленинский</text:p>
          </table:table-cell>
          <table:table-cell table:formula="of:=VLOOKUP([.D30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12.08.202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0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12.08.202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0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12.08.202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03];[$Клиенты.A$1:.D$1048576];2;0)" office:value-type="string" office:string-value="Новый" calcext:value-type="string">
            <text:p>Новый</text:p>
          </table:table-cell>
          <table:table-cell table:formula="of:=VLOOKUP([.D30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12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04];[$Клиенты.A$1:.D$1048576];2;0)" office:value-type="string" office:string-value="Речной" calcext:value-type="string">
            <text:p>Речной</text:p>
          </table:table-cell>
          <table:table-cell table:formula="of:=VLOOKUP([.D30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12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05];[$Клиенты.A$1:.D$1048576];2;0)" office:value-type="string" office:string-value="Ленинский" calcext:value-type="string">
            <text:p>Ленинский</text:p>
          </table:table-cell>
          <table:table-cell table:formula="of:=VLOOKUP([.D30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12.08.202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0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12.08.202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07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0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12.08.202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0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12.08.2022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09];[$Клиенты.A$1:.D$1048576];2;0)" office:value-type="string" office:string-value="Остров" calcext:value-type="string">
            <text:p>Остров</text:p>
          </table:table-cell>
          <table:table-cell table:formula="of:=VLOOKUP([.D30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12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1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12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1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12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12];[$Клиенты.A$1:.D$1048576];2;0)" office:value-type="string" office:string-value="Ленинский" calcext:value-type="string">
            <text:p>Ленинский</text:p>
          </table:table-cell>
          <table:table-cell table:formula="of:=VLOOKUP([.D31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12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1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1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12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1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1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12.08.2022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31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12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316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12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1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13.08.202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1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13.08.202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1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13.08.202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20];[$Клиенты.A$1:.D$1048576];2;0)" office:value-type="string" office:string-value="Новый" calcext:value-type="string">
            <text:p>Новый</text:p>
          </table:table-cell>
          <table:table-cell table:formula="of:=VLOOKUP([.D32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13.08.202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2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13.08.202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22];[$Клиенты.A$1:.D$1048576];2;0)" office:value-type="string" office:string-value="Ленинский" calcext:value-type="string">
            <text:p>Ленинский</text:p>
          </table:table-cell>
          <table:table-cell table:formula="of:=VLOOKUP([.D32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13.08.20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2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2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13.08.202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2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13.08.202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2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13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26];[$Клиенты.A$1:.D$1048576];2;0)" office:value-type="string" office:string-value="Остров" calcext:value-type="string">
            <text:p>Остров</text:p>
          </table:table-cell>
          <table:table-cell table:formula="of:=VLOOKUP([.D32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13.08.202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2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13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2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2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30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13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3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3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13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3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13.08.2022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3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13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3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13.08.2022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35];[$Клиенты.A$1:.D$1048576];2;0)" office:value-type="string" office:string-value="Речной" calcext:value-type="string">
            <text:p>Речной</text:p>
          </table:table-cell>
          <table:table-cell table:formula="of:=VLOOKUP([.D33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13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33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1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3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13.08.2022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3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13.08.202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39];[$Клиенты.A$1:.D$1048576];2;0)" office:value-type="string" office:string-value="Новый" calcext:value-type="string">
            <text:p>Новый</text:p>
          </table:table-cell>
          <table:table-cell table:formula="of:=VLOOKUP([.D33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13.08.2022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4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13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41];[$Клиенты.A$1:.D$1048576];2;0)" office:value-type="string" office:string-value="Полярный" calcext:value-type="string">
            <text:p>Полярный</text:p>
          </table:table-cell>
          <table:table-cell table:formula="of:=VLOOKUP([.D34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4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4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4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4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4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4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13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4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13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4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13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4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13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4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1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50];[$Клиенты.A$1:.D$1048576];2;0)" office:value-type="string" office:string-value="Ленинский" calcext:value-type="string">
            <text:p>Ленинский</text:p>
          </table:table-cell>
          <table:table-cell table:formula="of:=VLOOKUP([.D35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14.08.20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5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5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14.08.202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5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14.08.202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5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14.08.202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5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1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55];[$Клиенты.A$1:.D$1048576];2;0)" office:value-type="string" office:string-value="Речной" calcext:value-type="string">
            <text:p>Речной</text:p>
          </table:table-cell>
          <table:table-cell table:formula="of:=VLOOKUP([.D35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14.08.202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56];[$Клиенты.A$1:.D$1048576];2;0)" office:value-type="string" office:string-value="Речной" calcext:value-type="string">
            <text:p>Речной</text:p>
          </table:table-cell>
          <table:table-cell table:formula="of:=VLOOKUP([.D35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14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57];[$Клиенты.A$1:.D$1048576];2;0)" office:value-type="string" office:string-value="Полярный" calcext:value-type="string">
            <text:p>Полярный</text:p>
          </table:table-cell>
          <table:table-cell table:formula="of:=VLOOKUP([.D35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14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5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14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5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14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60];[$Клиенты.A$1:.D$1048576];2;0)" office:value-type="string" office:string-value="Речной" calcext:value-type="string">
            <text:p>Речной</text:p>
          </table:table-cell>
          <table:table-cell table:formula="of:=VLOOKUP([.D36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14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6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1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6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14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63];[$Клиенты.A$1:.D$1048576];2;0)" office:value-type="string" office:string-value="Новый" calcext:value-type="string">
            <text:p>Новый</text:p>
          </table:table-cell>
          <table:table-cell table:formula="of:=VLOOKUP([.D36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14.08.2022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64];[$Клиенты.A$1:.D$1048576];2;0)" office:value-type="string" office:string-value="Ленинский" calcext:value-type="string">
            <text:p>Ленинский</text:p>
          </table:table-cell>
          <table:table-cell table:formula="of:=VLOOKUP([.D36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14.08.202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6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14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66];[$Клиенты.A$1:.D$1048576];2;0)" office:value-type="string" office:string-value="Полярный" calcext:value-type="string">
            <text:p>Полярный</text:p>
          </table:table-cell>
          <table:table-cell table:formula="of:=VLOOKUP([.D36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1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67];[$Клиенты.A$1:.D$1048576];2;0)" office:value-type="string" office:string-value="Новый" calcext:value-type="string">
            <text:p>Новый</text:p>
          </table:table-cell>
          <table:table-cell table:formula="of:=VLOOKUP([.D36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14.08.2022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6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14.08.202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6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14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7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15.08.202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37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15.08.20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7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15.08.202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73];[$Клиенты.A$1:.D$1048576];2;0)" office:value-type="string" office:string-value="Новый" calcext:value-type="string">
            <text:p>Новый</text:p>
          </table:table-cell>
          <table:table-cell table:formula="of:=VLOOKUP([.D37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15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74];[$Клиенты.A$1:.D$1048576];2;0)" office:value-type="string" office:string-value="Полярный" calcext:value-type="string">
            <text:p>Полярный</text:p>
          </table:table-cell>
          <table:table-cell table:formula="of:=VLOOKUP([.D37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15.08.202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7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15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7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15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7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15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78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7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15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7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15.08.2022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80];[$Клиенты.A$1:.D$1048576];2;0)" office:value-type="string" office:string-value="Полярный" calcext:value-type="string">
            <text:p>Полярный</text:p>
          </table:table-cell>
          <table:table-cell table:formula="of:=VLOOKUP([.D38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15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8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15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82];[$Клиенты.A$1:.D$1048576];2;0)" office:value-type="string" office:string-value="Остров" calcext:value-type="string">
            <text:p>Остров</text:p>
          </table:table-cell>
          <table:table-cell table:formula="of:=VLOOKUP([.D38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15.08.2022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38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15.08.202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8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8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15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8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8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15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8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15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8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15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38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15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38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15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90];[$Клиенты.A$1:.D$1048576];2;0)" office:value-type="string" office:string-value="Речной" calcext:value-type="string">
            <text:p>Речной</text:p>
          </table:table-cell>
          <table:table-cell table:formula="of:=VLOOKUP([.D39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15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391];[$Клиенты.A$1:.D$1048576];2;0)" office:value-type="string" office:string-value="Ленинский" calcext:value-type="string">
            <text:p>Ленинский</text:p>
          </table:table-cell>
          <table:table-cell table:formula="of:=VLOOKUP([.D391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1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9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16.08.202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39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9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16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39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16.08.202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39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16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39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16.08.20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397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9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16.08.202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39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16.08.202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39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16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0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16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0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16.08.202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0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16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0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16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04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16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0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16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06];[$Клиенты.A$1:.D$1048576];2;0)" office:value-type="string" office:string-value="Остров" calcext:value-type="string">
            <text:p>Остров</text:p>
          </table:table-cell>
          <table:table-cell table:formula="of:=VLOOKUP([.D40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16.08.2022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0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16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0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16.08.2022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0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16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10];[$Клиенты.A$1:.D$1048576];2;0)" office:value-type="string" office:string-value="Ленинский" calcext:value-type="string">
            <text:p>Ленинский</text:p>
          </table:table-cell>
          <table:table-cell table:formula="of:=VLOOKUP([.D41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16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1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1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1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16.08.202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13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16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1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1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16.08.2022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1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16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1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16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1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16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1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17.08.20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1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17.08.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2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17.08.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2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17.08.20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2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17.08.20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2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17.08.20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2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2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17.08.20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2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17.08.202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2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17.08.202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2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17.08.202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2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17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2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17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3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17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31];[$Клиенты.A$1:.D$1048576];2;0)" office:value-type="string" office:string-value="Остров" calcext:value-type="string">
            <text:p>Остров</text:p>
          </table:table-cell>
          <table:table-cell table:formula="of:=VLOOKUP([.D43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1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3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3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3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17.08.2022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3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17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3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17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3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17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38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17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39];[$Клиенты.A$1:.D$1048576];2;0)" office:value-type="string" office:string-value="Новый" calcext:value-type="string">
            <text:p>Новый</text:p>
          </table:table-cell>
          <table:table-cell table:formula="of:=VLOOKUP([.D43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1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40];[$Клиенты.A$1:.D$1048576];2;0)" office:value-type="string" office:string-value="Новый" calcext:value-type="string">
            <text:p>Новый</text:p>
          </table:table-cell>
          <table:table-cell table:formula="of:=VLOOKUP([.D44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17.08.202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4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18.08.20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4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18.08.20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43];[$Клиенты.A$1:.D$1048576];2;0)" office:value-type="string" office:string-value="Речной" calcext:value-type="string">
            <text:p>Речной</text:p>
          </table:table-cell>
          <table:table-cell table:formula="of:=VLOOKUP([.D44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18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4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18.08.202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4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18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4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4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18.08.202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4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18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48];[$Клиенты.A$1:.D$1048576];2;0)" office:value-type="string" office:string-value="Ленинский" calcext:value-type="string">
            <text:p>Ленинский</text:p>
          </table:table-cell>
          <table:table-cell table:formula="of:=VLOOKUP([.D44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18.08.20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4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18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50];[$Клиенты.A$1:.D$1048576];2;0)" office:value-type="string" office:string-value="Ленинский" calcext:value-type="string">
            <text:p>Ленинский</text:p>
          </table:table-cell>
          <table:table-cell table:formula="of:=VLOOKUP([.D45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18.08.202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5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18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5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53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54];[$Клиенты.A$1:.D$1048576];2;0)" office:value-type="string" office:string-value="Остров" calcext:value-type="string">
            <text:p>Остров</text:p>
          </table:table-cell>
          <table:table-cell table:formula="of:=VLOOKUP([.D45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18.08.202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5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18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5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18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5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18.08.2022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5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18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5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18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6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18.08.2022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6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18.08.2022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62];[$Клиенты.A$1:.D$1048576];2;0)" office:value-type="string" office:string-value="Остров" calcext:value-type="string">
            <text:p>Остров</text:p>
          </table:table-cell>
          <table:table-cell table:formula="of:=VLOOKUP([.D46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18.08.202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6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18.08.202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6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18.08.2022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465];[$Клиенты.A$1:.D$1048576];2;0)" office:value-type="string" office:string-value="Ленинский" calcext:value-type="string">
            <text:p>Ленинский</text:p>
          </table:table-cell>
          <table:table-cell table:formula="of:=VLOOKUP([.D46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18.08.202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66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6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18.08.2022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6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18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6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46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7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18.08.2022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7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1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7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18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73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19.08.20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74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19.08.202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7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19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7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19.08.202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7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19.08.20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7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19.08.202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7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19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8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19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48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19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8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19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8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19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84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19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85];[$Клиенты.A$1:.D$1048576];2;0)" office:value-type="string" office:string-value="Ленинский" calcext:value-type="string">
            <text:p>Ленинский</text:p>
          </table:table-cell>
          <table:table-cell table:formula="of:=VLOOKUP([.D48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19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8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1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87];[$Клиенты.A$1:.D$1048576];2;0)" office:value-type="string" office:string-value="Ленинский" calcext:value-type="string">
            <text:p>Ленинский</text:p>
          </table:table-cell>
          <table:table-cell table:formula="of:=VLOOKUP([.D48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19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8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19.08.202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style-name="ce4" table:formula="of:=VLOOKUP([.C489];[$Клиенты.A$1:.D$1048576];2;0)" office:value-type="string" office:string-value="Остров" calcext:value-type="string">
            <text:p>Остров</text:p>
          </table:table-cell>
          <table:table-cell table:formula="of:=VLOOKUP([.D48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19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9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19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9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19.08.202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9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19.08.202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49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19.08.202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style-name="ce4" table:formula="of:=VLOOKUP([.C49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19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9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19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49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19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table:style-name="ce4" table:formula="of:=VLOOKUP([.C49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19.08.2022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49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1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style-name="ce4" table:formula="of:=VLOOKUP([.C499];[$Клиенты.A$1:.D$1048576];2;0)" office:value-type="string" office:string-value="Новый" calcext:value-type="string">
            <text:p>Новый</text:p>
          </table:table-cell>
          <table:table-cell table:formula="of:=VLOOKUP([.D49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19.08.202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ce4" table:formula="of:=VLOOKUP([.C500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19.08.2022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style-name="ce4" table:formula="of:=VLOOKUP([.C501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50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'Оказанные услуги'.$A$1" table:cell-range-address="$'Оказанные услуги'.$A$1:.$G$501"/>
        </table:named-expressions>
      </table:table>
      <table:table table:name="Услуги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2"/>
        <table:table-column table:style-name="co1" table:number-columns-repeated="1022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Цена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интернет 50Мбит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интернет 100Мбит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домашний телефон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телевидение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видеонаблюдение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интернет+телевидение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выделенный IP-адрес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хостинг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оформление SSL-сертификата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установка антивируса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лиенты" table:style-name="ta3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60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Районе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Фамилия ИО</text:p>
          </table:table-cell>
          <table:table-cell table:number-columns-repeated="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Сафонова П. Г.</text:p>
          </table:table-cell>
          <table:table-cell table:number-columns-repeated="6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139</text:p>
          </table:table-cell>
          <table:table-cell office:value-type="string" calcext:value-type="string">
            <text:p>Дорофее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140</text:p>
          </table:table-cell>
          <table:table-cell office:value-type="string" calcext:value-type="string">
            <text:p>Давыдова Д. К.</text:p>
          </table:table-cell>
          <table:table-cell table:number-columns-repeated="6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50</text:p>
          </table:table-cell>
          <table:table-cell office:value-type="string" calcext:value-type="string">
            <text:p>Колесова С. М.</text:p>
          </table:table-cell>
          <table:table-cell table:number-columns-repeated="6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0</text:p>
          </table:table-cell>
          <table:table-cell office:value-type="string" calcext:value-type="string">
            <text:p>Макар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1</text:p>
          </table:table-cell>
          <table:table-cell office:value-type="string" calcext:value-type="string">
            <text:p>Захарова С. Г.</text:p>
          </table:table-cell>
          <table:table-cell table:number-columns-repeated="6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5</text:p>
          </table:table-cell>
          <table:table-cell office:value-type="string" calcext:value-type="string">
            <text:p>Парамон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137</text:p>
          </table:table-cell>
          <table:table-cell office:value-type="string" calcext:value-type="string">
            <text:p>Зуев Р. И.</text:p>
          </table:table-cell>
          <table:table-cell table:number-columns-repeated="6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49</text:p>
          </table:table-cell>
          <table:table-cell office:value-type="string" calcext:value-type="string">
            <text:p>Терехов И. Т.</text:p>
          </table:table-cell>
          <table:table-cell table:number-columns-repeated="6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Калинин Н. Д.</text:p>
          </table:table-cell>
          <table:table-cell table:number-columns-repeated="6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Сорокин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74</text:p>
          </table:table-cell>
          <table:table-cell office:value-type="string" calcext:value-type="string">
            <text:p>Матвеева И. С.</text:p>
          </table:table-cell>
          <table:table-cell table:number-columns-repeated="6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32</text:p>
          </table:table-cell>
          <table:table-cell office:value-type="string" calcext:value-type="string">
            <text:p>Егоров Э. М.</text:p>
          </table:table-cell>
          <table:table-cell table:number-columns-repeated="6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50</text:p>
          </table:table-cell>
          <table:table-cell office:value-type="string" calcext:value-type="string">
            <text:p>Панфилова С. В.</text:p>
          </table:table-cell>
          <table:table-cell table:number-columns-repeated="6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43</text:p>
          </table:table-cell>
          <table:table-cell office:value-type="string" calcext:value-type="string">
            <text:p>Фетисо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35</text:p>
          </table:table-cell>
          <table:table-cell office:value-type="string" calcext:value-type="string">
            <text:p>Лебедев Л. Е.</text:p>
          </table:table-cell>
          <table:table-cell table:number-columns-repeated="6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46</text:p>
          </table:table-cell>
          <table:table-cell office:value-type="string" calcext:value-type="string">
            <text:p>Воробьева В. Е.</text:p>
          </table:table-cell>
          <table:table-cell table:number-columns-repeated="6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Киселев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28</text:p>
          </table:table-cell>
          <table:table-cell office:value-type="string" calcext:value-type="string">
            <text:p>Иванов И. Т.</text:p>
          </table:table-cell>
          <table:table-cell table:number-columns-repeated="6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33</text:p>
          </table:table-cell>
          <table:table-cell office:value-type="string" calcext:value-type="string">
            <text:p>Игнатьева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94</text:p>
          </table:table-cell>
          <table:table-cell office:value-type="string" calcext:value-type="string">
            <text:p>Соловьев И. Л.</text:p>
          </table:table-cell>
          <table:table-cell table:number-columns-repeated="6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Сидор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рвая, 70</text:p>
          </table:table-cell>
          <table:table-cell office:value-type="string" calcext:value-type="string">
            <text:p>Александров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16</text:p>
          </table:table-cell>
          <table:table-cell office:value-type="string" calcext:value-type="string">
            <text:p>Яковлев Я. Д.</text:p>
          </table:table-cell>
          <table:table-cell table:number-columns-repeated="6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6</text:p>
          </table:table-cell>
          <table:table-cell office:value-type="string" calcext:value-type="string">
            <text:p>Захарова Н. Е.</text:p>
          </table:table-cell>
          <table:table-cell table:number-columns-repeated="6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ивая, 30</text:p>
          </table:table-cell>
          <table:table-cell office:value-type="string" calcext:value-type="string">
            <text:p>Никулина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78</text:p>
          </table:table-cell>
          <table:table-cell office:value-type="string" calcext:value-type="string">
            <text:p>Аксен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108</text:p>
          </table:table-cell>
          <table:table-cell office:value-type="string" calcext:value-type="string">
            <text:p>Николаев Т. Л.</text:p>
          </table:table-cell>
          <table:table-cell table:number-columns-repeated="6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91</text:p>
          </table:table-cell>
          <table:table-cell office:value-type="string" calcext:value-type="string">
            <text:p>Чернышев С. В.</text:p>
          </table:table-cell>
          <table:table-cell table:number-columns-repeated="6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Гуляев И. М.</text:p>
          </table:table-cell>
          <table:table-cell table:number-columns-repeated="6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94</text:p>
          </table:table-cell>
          <table:table-cell office:value-type="string" calcext:value-type="string">
            <text:p>Новиков Н. М.</text:p>
          </table:table-cell>
          <table:table-cell table:number-columns-repeated="6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56</text:p>
          </table:table-cell>
          <table:table-cell office:value-type="string" calcext:value-type="string">
            <text:p>Колесникова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14</text:p>
          </table:table-cell>
          <table:table-cell office:value-type="string" calcext:value-type="string">
            <text:p>Широкова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42</text:p>
          </table:table-cell>
          <table:table-cell office:value-type="string" calcext:value-type="string">
            <text:p>Быкова У. А.</text:p>
          </table:table-cell>
          <table:table-cell table:number-columns-repeated="6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7</text:p>
          </table:table-cell>
          <table:table-cell office:value-type="string" calcext:value-type="string">
            <text:p>Захарова А. Ф.</text:p>
          </table:table-cell>
          <table:table-cell table:number-columns-repeated="6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15</text:p>
          </table:table-cell>
          <table:table-cell office:value-type="string" calcext:value-type="string">
            <text:p>Малышев С. М.</text:p>
          </table:table-cell>
          <table:table-cell table:number-columns-repeated="6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65</text:p>
          </table:table-cell>
          <table:table-cell office:value-type="string" calcext:value-type="string">
            <text:p>Исаев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76</text:p>
          </table:table-cell>
          <table:table-cell office:value-type="string" calcext:value-type="string">
            <text:p>Ивано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12</text:p>
          </table:table-cell>
          <table:table-cell office:value-type="string" calcext:value-type="string">
            <text:p>Баран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83</text:p>
          </table:table-cell>
          <table:table-cell office:value-type="string" calcext:value-type="string">
            <text:p>Егорова В. П.</text:p>
          </table:table-cell>
          <table:table-cell table:number-columns-repeated="6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9</text:p>
          </table:table-cell>
          <table:table-cell office:value-type="string" calcext:value-type="string">
            <text:p>Дмитрие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124</text:p>
          </table:table-cell>
          <table:table-cell office:value-type="string" calcext:value-type="string">
            <text:p>Румянцев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рвая, 38</text:p>
          </table:table-cell>
          <table:table-cell office:value-type="string" calcext:value-type="string">
            <text:p>Крылов Т. Т.</text:p>
          </table:table-cell>
          <table:table-cell table:number-columns-repeated="6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140</text:p>
          </table:table-cell>
          <table:table-cell office:value-type="string" calcext:value-type="string">
            <text:p>Зайце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02</text:p>
          </table:table-cell>
          <table:table-cell office:value-type="string" calcext:value-type="string">
            <text:p>Хохлов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0</text:p>
          </table:table-cell>
          <table:table-cell office:value-type="string" calcext:value-type="string">
            <text:p>Соколова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рилюдная, 24</text:p>
          </table:table-cell>
          <table:table-cell office:value-type="string" calcext:value-type="string">
            <text:p>Иванов Т. Т.</text:p>
          </table:table-cell>
          <table:table-cell table:number-columns-repeated="6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5</text:p>
          </table:table-cell>
          <table:table-cell office:value-type="string" calcext:value-type="string">
            <text:p>Степанов Т. И.</text:p>
          </table:table-cell>
          <table:table-cell table:number-columns-repeated="6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19</text:p>
          </table:table-cell>
          <table:table-cell office:value-type="string" calcext:value-type="string">
            <text:p>Сергее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89</text:p>
          </table:table-cell>
          <table:table-cell office:value-type="string" calcext:value-type="string">
            <text:p>Добрынин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62</text:p>
          </table:table-cell>
          <table:table-cell office:value-type="string" calcext:value-type="string">
            <text:p>Баженов Н. К.</text:p>
          </table:table-cell>
          <table:table-cell table:number-columns-repeated="6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42</text:p>
          </table:table-cell>
          <table:table-cell office:value-type="string" calcext:value-type="string">
            <text:p>Соколов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7</text:p>
          </table:table-cell>
          <table:table-cell office:value-type="string" calcext:value-type="string">
            <text:p>Павло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76</text:p>
          </table:table-cell>
          <table:table-cell office:value-type="string" calcext:value-type="string">
            <text:p>Тарасов Д. З.</text:p>
          </table:table-cell>
          <table:table-cell table:number-columns-repeated="6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Железнодорожная, 17</text:p>
          </table:table-cell>
          <table:table-cell office:value-type="string" calcext:value-type="string">
            <text:p>Павлов И. В.</text:p>
          </table:table-cell>
          <table:table-cell table:number-columns-repeated="6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70</text:p>
          </table:table-cell>
          <table:table-cell office:value-type="string" calcext:value-type="string">
            <text:p>Лазарев Я. Д.</text:p>
          </table:table-cell>
          <table:table-cell table:number-columns-repeated="6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63</text:p>
          </table:table-cell>
          <table:table-cell office:value-type="string" calcext:value-type="string">
            <text:p>Калинин Я. Н.</text:p>
          </table:table-cell>
          <table:table-cell table:number-columns-repeated="6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13</text:p>
          </table:table-cell>
          <table:table-cell office:value-type="string" calcext:value-type="string">
            <text:p>Панов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141</text:p>
          </table:table-cell>
          <table:table-cell office:value-type="string" calcext:value-type="string">
            <text:p>Швецов Д. Г.</text:p>
          </table:table-cell>
          <table:table-cell table:number-columns-repeated="6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146</text:p>
          </table:table-cell>
          <table:table-cell office:value-type="string" calcext:value-type="string">
            <text:p>Артемов Г. Д.</text:p>
          </table:table-cell>
          <table:table-cell table:number-columns-repeated="6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48</text:p>
          </table:table-cell>
          <table:table-cell office:value-type="string" calcext:value-type="string">
            <text:p>Алексеев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82</text:p>
          </table:table-cell>
          <table:table-cell office:value-type="string" calcext:value-type="string">
            <text:p>Иванова Е. З.</text:p>
          </table:table-cell>
          <table:table-cell table:number-columns-repeated="6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5</text:p>
          </table:table-cell>
          <table:table-cell office:value-type="string" calcext:value-type="string">
            <text:p>Кузнецо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60</text:p>
          </table:table-cell>
          <table:table-cell office:value-type="string" calcext:value-type="string">
            <text:p>Попова В. Т.</text:p>
          </table:table-cell>
          <table:table-cell table:number-columns-repeated="6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2</text:p>
          </table:table-cell>
          <table:table-cell office:value-type="string" calcext:value-type="string">
            <text:p>Сухов Р. С.</text:p>
          </table:table-cell>
          <table:table-cell table:number-columns-repeated="6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39</text:p>
          </table:table-cell>
          <table:table-cell office:value-type="string" calcext:value-type="string">
            <text:p>Филипп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8</text:p>
          </table:table-cell>
          <table:table-cell office:value-type="string" calcext:value-type="string">
            <text:p>Румянцева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62</text:p>
          </table:table-cell>
          <table:table-cell office:value-type="string" calcext:value-type="string">
            <text:p>Русанова Е. Н.</text:p>
          </table:table-cell>
          <table:table-cell table:number-columns-repeated="6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1</text:p>
          </table:table-cell>
          <table:table-cell office:value-type="string" calcext:value-type="string">
            <text:p>Свиридова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07</text:p>
          </table:table-cell>
          <table:table-cell office:value-type="string" calcext:value-type="string">
            <text:p>Румянцев М. Г.</text:p>
          </table:table-cell>
          <table:table-cell table:number-columns-repeated="6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103</text:p>
          </table:table-cell>
          <table:table-cell office:value-type="string" calcext:value-type="string">
            <text:p>Иванов Ю. Э.</text:p>
          </table:table-cell>
          <table:table-cell table:number-columns-repeated="6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61</text:p>
          </table:table-cell>
          <table:table-cell office:value-type="string" calcext:value-type="string">
            <text:p>Громова У. М.</text:p>
          </table:table-cell>
          <table:table-cell table:number-columns-repeated="6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81</text:p>
          </table:table-cell>
          <table:table-cell office:value-type="string" calcext:value-type="string">
            <text:p>Ананьев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19</text:p>
          </table:table-cell>
          <table:table-cell office:value-type="string" calcext:value-type="string">
            <text:p>Корнеев В. Ф.</text:p>
          </table:table-cell>
          <table:table-cell table:number-columns-repeated="6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6</text:p>
          </table:table-cell>
          <table:table-cell office:value-type="string" calcext:value-type="string">
            <text:p>Иванова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44</text:p>
          </table:table-cell>
          <table:table-cell office:value-type="string" calcext:value-type="string">
            <text:p>Ждан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45</text:p>
          </table:table-cell>
          <table:table-cell office:value-type="string" calcext:value-type="string">
            <text:p>Сальнико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50</text:p>
          </table:table-cell>
          <table:table-cell office:value-type="string" calcext:value-type="string">
            <text:p>Сорокин Г. В.</text:p>
          </table:table-cell>
          <table:table-cell table:number-columns-repeated="6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Петрова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6</text:p>
          </table:table-cell>
          <table:table-cell office:value-type="string" calcext:value-type="string">
            <text:p>Михайлова Я. Г.</text:p>
          </table:table-cell>
          <table:table-cell table:number-columns-repeated="6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42</text:p>
          </table:table-cell>
          <table:table-cell office:value-type="string" calcext:value-type="string">
            <text:p>Никитин И. К.</text:p>
          </table:table-cell>
          <table:table-cell table:number-columns-repeated="6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43</text:p>
          </table:table-cell>
          <table:table-cell office:value-type="string" calcext:value-type="string">
            <text:p>Смирнов Р. Л.</text:p>
          </table:table-cell>
          <table:table-cell table:number-columns-repeated="6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41</text:p>
          </table:table-cell>
          <table:table-cell office:value-type="string" calcext:value-type="string">
            <text:p>Козлов Е. Ф.</text:p>
          </table:table-cell>
          <table:table-cell table:number-columns-repeated="6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23</text:p>
          </table:table-cell>
          <table:table-cell office:value-type="string" calcext:value-type="string">
            <text:p>Фомиче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1</text:p>
          </table:table-cell>
          <table:table-cell office:value-type="string" calcext:value-type="string">
            <text:p>Широ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Князев В. Т.</text:p>
          </table:table-cell>
          <table:table-cell table:number-columns-repeated="6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135</text:p>
          </table:table-cell>
          <table:table-cell office:value-type="string" calcext:value-type="string">
            <text:p>Платонова Д. К.</text:p>
          </table:table-cell>
          <table:table-cell table:number-columns-repeated="6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бегайделинская, 102</text:p>
          </table:table-cell>
          <table:table-cell office:value-type="string" calcext:value-type="string">
            <text:p>Федот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Орехов В. Д.</text:p>
          </table:table-cell>
          <table:table-cell table:number-columns-repeated="6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узенштерна, 47</text:p>
          </table:table-cell>
          <table:table-cell office:value-type="string" calcext:value-type="string">
            <text:p>Белоусов И. А.</text:p>
          </table:table-cell>
          <table:table-cell table:number-columns-repeated="6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ктябрьская, 75</text:p>
          </table:table-cell>
          <table:table-cell office:value-type="string" calcext:value-type="string">
            <text:p>Малинина В. Н.</text:p>
          </table:table-cell>
          <table:table-cell table:number-columns-repeated="6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03</text:p>
          </table:table-cell>
          <table:table-cell office:value-type="string" calcext:value-type="string">
            <text:p>Кузнецова Ю. З.</text:p>
          </table:table-cell>
          <table:table-cell table:number-columns-repeated="6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86</text:p>
          </table:table-cell>
          <table:table-cell office:value-type="string" calcext:value-type="string">
            <text:p>Медведе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86</text:p>
          </table:table-cell>
          <table:table-cell office:value-type="string" calcext:value-type="string">
            <text:p>Герасимова В. М.</text:p>
          </table:table-cell>
          <table:table-cell table:number-columns-repeated="6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60</text:p>
          </table:table-cell>
          <table:table-cell office:value-type="string" calcext:value-type="string">
            <text:p>Алексеев И. Я.</text:p>
          </table:table-cell>
          <table:table-cell table:number-columns-repeated="6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Угольная, 29</text:p>
          </table:table-cell>
          <table:table-cell office:value-type="string" calcext:value-type="string">
            <text:p>Иванова Ю. А.</text:p>
          </table:table-cell>
          <table:table-cell table:number-columns-repeated="6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Шаповалова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111</text:p>
          </table:table-cell>
          <table:table-cell office:value-type="string" calcext:value-type="string">
            <text:p>Полякова Е. К.</text:p>
          </table:table-cell>
          <table:table-cell table:number-columns-repeated="6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41</text:p>
          </table:table-cell>
          <table:table-cell office:value-type="string" calcext:value-type="string">
            <text:p>Иванова К. А.</text:p>
          </table:table-cell>
          <table:table-cell table:number-columns-repeated="6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8</text:p>
          </table:table-cell>
          <table:table-cell office:value-type="string" calcext:value-type="string">
            <text:p>Боброва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33</text:p>
          </table:table-cell>
          <table:table-cell office:value-type="string" calcext:value-type="string">
            <text:p>Завьял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00</text:p>
          </table:table-cell>
          <table:table-cell office:value-type="string" calcext:value-type="string">
            <text:p>Попов М. Р.</text:p>
          </table:table-cell>
          <table:table-cell table:number-columns-repeated="6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101</text:p>
          </table:table-cell>
          <table:table-cell office:value-type="string" calcext:value-type="string">
            <text:p>Беляев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01</text:p>
          </table:table-cell>
          <table:table-cell office:value-type="string" calcext:value-type="string">
            <text:p>Кожевни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узенштерна, 76</text:p>
          </table:table-cell>
          <table:table-cell office:value-type="string" calcext:value-type="string">
            <text:p>Сафонов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24</text:p>
          </table:table-cell>
          <table:table-cell office:value-type="string" calcext:value-type="string">
            <text:p>Трофимов П. М.</text:p>
          </table:table-cell>
          <table:table-cell table:number-columns-repeated="6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59</text:p>
          </table:table-cell>
          <table:table-cell office:value-type="string" calcext:value-type="string">
            <text:p>Степанов М. П.</text:p>
          </table:table-cell>
          <table:table-cell table:number-columns-repeated="6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Савин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39</text:p>
          </table:table-cell>
          <table:table-cell office:value-type="string" calcext:value-type="string">
            <text:p>Нови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25</text:p>
          </table:table-cell>
          <table:table-cell office:value-type="string" calcext:value-type="string">
            <text:p>Вавил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51</text:p>
          </table:table-cell>
          <table:table-cell office:value-type="string" calcext:value-type="string">
            <text:p>Тихонова У. К.</text:p>
          </table:table-cell>
          <table:table-cell table:number-columns-repeated="6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Николаева А. П.</text:p>
          </table:table-cell>
          <table:table-cell table:number-columns-repeated="6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44</text:p>
          </table:table-cell>
          <table:table-cell office:value-type="string" calcext:value-type="string">
            <text:p>Сергеев Т. К.</text:p>
          </table:table-cell>
          <table:table-cell table:number-columns-repeated="6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3</text:p>
          </table:table-cell>
          <table:table-cell office:value-type="string" calcext:value-type="string">
            <text:p>Киселев В. Э.</text:p>
          </table:table-cell>
          <table:table-cell table:number-columns-repeated="6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голя, 121</text:p>
          </table:table-cell>
          <table:table-cell office:value-type="string" calcext:value-type="string">
            <text:p>Журавле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79</text:p>
          </table:table-cell>
          <table:table-cell office:value-type="string" calcext:value-type="string">
            <text:p>Дементьева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0</text:p>
          </table:table-cell>
          <table:table-cell office:value-type="string" calcext:value-type="string">
            <text:p>Комарова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ревняя, 45</text:p>
          </table:table-cell>
          <table:table-cell office:value-type="string" calcext:value-type="string">
            <text:p>Ермак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95</text:p>
          </table:table-cell>
          <table:table-cell office:value-type="string" calcext:value-type="string">
            <text:p>Лапин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ревняя, 57</text:p>
          </table:table-cell>
          <table:table-cell office:value-type="string" calcext:value-type="string">
            <text:p>Макеев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Романова А. Ф.</text:p>
          </table:table-cell>
          <table:table-cell table:number-columns-repeated="6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61</text:p>
          </table:table-cell>
          <table:table-cell office:value-type="string" calcext:value-type="string">
            <text:p>Малышева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47</text:p>
          </table:table-cell>
          <table:table-cell office:value-type="string" calcext:value-type="string">
            <text:p>Корнеева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65</text:p>
          </table:table-cell>
          <table:table-cell office:value-type="string" calcext:value-type="string">
            <text:p>Ермолов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61</text:p>
          </table:table-cell>
          <table:table-cell office:value-type="string" calcext:value-type="string">
            <text:p>Лукин Ф. А.</text:p>
          </table:table-cell>
          <table:table-cell table:number-columns-repeated="6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140</text:p>
          </table:table-cell>
          <table:table-cell office:value-type="string" calcext:value-type="string">
            <text:p>Шевелев Р. Д.</text:p>
          </table:table-cell>
          <table:table-cell table:number-columns-repeated="6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сная, 141</text:p>
          </table:table-cell>
          <table:table-cell office:value-type="string" calcext:value-type="string">
            <text:p>Борис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</text:p>
          </table:table-cell>
          <table:table-cell office:value-type="string" calcext:value-type="string">
            <text:p>Тихомир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36</text:p>
          </table:table-cell>
          <table:table-cell office:value-type="string" calcext:value-type="string">
            <text:p>Майоров Д. Т.</text:p>
          </table:table-cell>
          <table:table-cell table:number-columns-repeated="6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127</text:p>
          </table:table-cell>
          <table:table-cell office:value-type="string" calcext:value-type="string">
            <text:p>Крылов А. П.</text:p>
          </table:table-cell>
          <table:table-cell table:number-columns-repeated="6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72</text:p>
          </table:table-cell>
          <table:table-cell office:value-type="string" calcext:value-type="string">
            <text:p>Смирнова У. С.</text:p>
          </table:table-cell>
          <table:table-cell table:number-columns-repeated="6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133</text:p>
          </table:table-cell>
          <table:table-cell office:value-type="string" calcext:value-type="string">
            <text:p>Жук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16</text:p>
          </table:table-cell>
          <table:table-cell office:value-type="string" calcext:value-type="string">
            <text:p>Захаров Б. В.</text:p>
          </table:table-cell>
          <table:table-cell table:number-columns-repeated="6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олесник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58</text:p>
          </table:table-cell>
          <table:table-cell office:value-type="string" calcext:value-type="string">
            <text:p>Козлов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20</text:p>
          </table:table-cell>
          <table:table-cell office:value-type="string" calcext:value-type="string">
            <text:p>Смирно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91</text:p>
          </table:table-cell>
          <table:table-cell office:value-type="string" calcext:value-type="string">
            <text:p>Осипов М. Г.</text:p>
          </table:table-cell>
          <table:table-cell table:number-columns-repeated="6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1</text:p>
          </table:table-cell>
          <table:table-cell office:value-type="string" calcext:value-type="string">
            <text:p>Орлов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28</text:p>
          </table:table-cell>
          <table:table-cell office:value-type="string" calcext:value-type="string">
            <text:p>Гусе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55</text:p>
          </table:table-cell>
          <table:table-cell office:value-type="string" calcext:value-type="string">
            <text:p>Котов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Ефим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118</text:p>
          </table:table-cell>
          <table:table-cell office:value-type="string" calcext:value-type="string">
            <text:p>Соколов С. П.</text:p>
          </table:table-cell>
          <table:table-cell table:number-columns-repeated="6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ревняя, 78</text:p>
          </table:table-cell>
          <table:table-cell office:value-type="string" calcext:value-type="string">
            <text:p>Балашов Р. И.</text:p>
          </table:table-cell>
          <table:table-cell table:number-columns-repeated="6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23</text:p>
          </table:table-cell>
          <table:table-cell office:value-type="string" calcext:value-type="string">
            <text:p>Власова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133</text:p>
          </table:table-cell>
          <table:table-cell office:value-type="string" calcext:value-type="string">
            <text:p>Гончаров Д. И.</text:p>
          </table:table-cell>
          <table:table-cell table:number-columns-repeated="6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73</text:p>
          </table:table-cell>
          <table:table-cell office:value-type="string" calcext:value-type="string">
            <text:p>Фомин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Давыдова А. Л.</text:p>
          </table:table-cell>
          <table:table-cell table:number-columns-repeated="6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8</text:p>
          </table:table-cell>
          <table:table-cell office:value-type="string" calcext:value-type="string">
            <text:p>Агафонов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19</text:p>
          </table:table-cell>
          <table:table-cell office:value-type="string" calcext:value-type="string">
            <text:p>Васильева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14</text:p>
          </table:table-cell>
          <table:table-cell office:value-type="string" calcext:value-type="string">
            <text:p>Васильев Т. Г.</text:p>
          </table:table-cell>
          <table:table-cell table:number-columns-repeated="6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ивановойсковая, 75</text:p>
          </table:table-cell>
          <table:table-cell office:value-type="string" calcext:value-type="string">
            <text:p>Сокол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56</text:p>
          </table:table-cell>
          <table:table-cell office:value-type="string" calcext:value-type="string">
            <text:p>Игнат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Октябрьская, 40</text:p>
          </table:table-cell>
          <table:table-cell office:value-type="string" calcext:value-type="string">
            <text:p>Фролов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Калинин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8</text:p>
          </table:table-cell>
          <table:table-cell office:value-type="string" calcext:value-type="string">
            <text:p>Чеснокова А. Я.</text:p>
          </table:table-cell>
          <table:table-cell table:number-columns-repeated="6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30</text:p>
          </table:table-cell>
          <table:table-cell office:value-type="string" calcext:value-type="string">
            <text:p>Назар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94</text:p>
          </table:table-cell>
          <table:table-cell office:value-type="string" calcext:value-type="string">
            <text:p>Андрианов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49</text:p>
          </table:table-cell>
          <table:table-cell office:value-type="string" calcext:value-type="string">
            <text:p>Долго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ливайная, 122</text:p>
          </table:table-cell>
          <table:table-cell office:value-type="string" calcext:value-type="string">
            <text:p>Черно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нина, 68</text:p>
          </table:table-cell>
          <table:table-cell office:value-type="string" calcext:value-type="string">
            <text:p>Чумак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узенштерна, 123</text:p>
          </table:table-cell>
          <table:table-cell office:value-type="string" calcext:value-type="string">
            <text:p>Попова Н. Р.</text:p>
          </table:table-cell>
          <table:table-cell table:number-columns-repeated="6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3</text:p>
          </table:table-cell>
          <table:table-cell office:value-type="string" calcext:value-type="string">
            <text:p>Белова В. Г.</text:p>
          </table:table-cell>
          <table:table-cell table:number-columns-repeated="6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40</text:p>
          </table:table-cell>
          <table:table-cell office:value-type="string" calcext:value-type="string">
            <text:p>Иванова С. В.</text:p>
          </table:table-cell>
          <table:table-cell table:number-columns-repeated="6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77</text:p>
          </table:table-cell>
          <table:table-cell office:value-type="string" calcext:value-type="string">
            <text:p>Максимова М. К.</text:p>
          </table:table-cell>
          <table:table-cell table:number-columns-repeated="6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5</text:p>
          </table:table-cell>
          <table:table-cell office:value-type="string" calcext:value-type="string">
            <text:p>Иванов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2</text:p>
          </table:table-cell>
          <table:table-cell office:value-type="string" calcext:value-type="string">
            <text:p>Зорин Я. Л.</text:p>
          </table:table-cell>
          <table:table-cell table:number-columns-repeated="6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43</text:p>
          </table:table-cell>
          <table:table-cell office:value-type="string" calcext:value-type="string">
            <text:p>Еремина Ф. К.</text:p>
          </table:table-cell>
          <table:table-cell table:number-columns-repeated="6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89</text:p>
          </table:table-cell>
          <table:table-cell office:value-type="string" calcext:value-type="string">
            <text:p>Сальников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36</text:p>
          </table:table-cell>
          <table:table-cell office:value-type="string" calcext:value-type="string">
            <text:p>Назаров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84</text:p>
          </table:table-cell>
          <table:table-cell office:value-type="string" calcext:value-type="string">
            <text:p>Румянце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сная, 88</text:p>
          </table:table-cell>
          <table:table-cell office:value-type="string" calcext:value-type="string">
            <text:p>Галкин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етровская, 127</text:p>
          </table:table-cell>
          <table:table-cell office:value-type="string" calcext:value-type="string">
            <text:p>Поляков А. Ю.</text:p>
          </table:table-cell>
          <table:table-cell table:number-columns-repeated="6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6</text:p>
          </table:table-cell>
          <table:table-cell office:value-type="string" calcext:value-type="string">
            <text:p>Жук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асноармейская, 37</text:p>
          </table:table-cell>
          <table:table-cell office:value-type="string" calcext:value-type="string">
            <text:p>Федоров П. С.</text:p>
          </table:table-cell>
          <table:table-cell table:number-columns-repeated="6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00</text:p>
          </table:table-cell>
          <table:table-cell office:value-type="string" calcext:value-type="string">
            <text:p>Захарова М. З.</text:p>
          </table:table-cell>
          <table:table-cell table:number-columns-repeated="6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11</text:p>
          </table:table-cell>
          <table:table-cell office:value-type="string" calcext:value-type="string">
            <text:p>Абрам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75</text:p>
          </table:table-cell>
          <table:table-cell office:value-type="string" calcext:value-type="string">
            <text:p>Леонова Е. П.</text:p>
          </table:table-cell>
          <table:table-cell table:number-columns-repeated="6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Флотская, 99</text:p>
          </table:table-cell>
          <table:table-cell office:value-type="string" calcext:value-type="string">
            <text:p>Николаева Д. Н.</text:p>
          </table:table-cell>
          <table:table-cell table:number-columns-repeated="6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31</text:p>
          </table:table-cell>
          <table:table-cell office:value-type="string" calcext:value-type="string">
            <text:p>Фролов Р. М.</text:p>
          </table:table-cell>
          <table:table-cell table:number-columns-repeated="6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5</text:p>
          </table:table-cell>
          <table:table-cell office:value-type="string" calcext:value-type="string">
            <text:p>Василье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Петров Ф. Л.</text:p>
          </table:table-cell>
          <table:table-cell table:number-columns-repeated="6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22</text:p>
          </table:table-cell>
          <table:table-cell office:value-type="string" calcext:value-type="string">
            <text:p>Емельянов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34</text:p>
          </table:table-cell>
          <table:table-cell office:value-type="string" calcext:value-type="string">
            <text:p>Клюева В. К.</text:p>
          </table:table-cell>
          <table:table-cell table:number-columns-repeated="6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141</text:p>
          </table:table-cell>
          <table:table-cell office:value-type="string" calcext:value-type="string">
            <text:p>Леонтьев Н. А.</text:p>
          </table:table-cell>
          <table:table-cell table:number-columns-repeated="6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01</text:p>
          </table:table-cell>
          <table:table-cell office:value-type="string" calcext:value-type="string">
            <text:p>Жданов Г. Б.</text:p>
          </table:table-cell>
          <table:table-cell table:number-columns-repeated="6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48</text:p>
          </table:table-cell>
          <table:table-cell office:value-type="string" calcext:value-type="string">
            <text:p>Данил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ивая, 21</text:p>
          </table:table-cell>
          <table:table-cell office:value-type="string" calcext:value-type="string">
            <text:p>Поликарп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107</text:p>
          </table:table-cell>
          <table:table-cell office:value-type="string" calcext:value-type="string">
            <text:p>Кочеткова М. К.</text:p>
          </table:table-cell>
          <table:table-cell table:number-columns-repeated="6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Зуев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03</text:p>
          </table:table-cell>
          <table:table-cell office:value-type="string" calcext:value-type="string">
            <text:p>Кузнецов К. А.</text:p>
          </table:table-cell>
          <table:table-cell table:number-columns-repeated="6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47</text:p>
          </table:table-cell>
          <table:table-cell office:value-type="string" calcext:value-type="string">
            <text:p>Воронов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20</text:p>
          </table:table-cell>
          <table:table-cell office:value-type="string" calcext:value-type="string">
            <text:p>Кольцов Ф. А.</text:p>
          </table:table-cell>
          <table:table-cell table:number-columns-repeated="6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59</text:p>
          </table:table-cell>
          <table:table-cell office:value-type="string" calcext:value-type="string">
            <text:p>Макаров Г. К.</text:p>
          </table:table-cell>
          <table:table-cell table:number-columns-repeated="6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23</text:p>
          </table:table-cell>
          <table:table-cell office:value-type="string" calcext:value-type="string">
            <text:p>Сафонова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62</text:p>
          </table:table-cell>
          <table:table-cell office:value-type="string" calcext:value-type="string">
            <text:p>Чернов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8</text:p>
          </table:table-cell>
          <table:table-cell office:value-type="string" calcext:value-type="string">
            <text:p>Колесо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49</text:p>
          </table:table-cell>
          <table:table-cell office:value-type="string" calcext:value-type="string">
            <text:p>Воронов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54</text:p>
          </table:table-cell>
          <table:table-cell office:value-type="string" calcext:value-type="string">
            <text:p>Климова В. Н.</text:p>
          </table:table-cell>
          <table:table-cell table:number-columns-repeated="6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32</text:p>
          </table:table-cell>
          <table:table-cell office:value-type="string" calcext:value-type="string">
            <text:p>Мельник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03</text:p>
          </table:table-cell>
          <table:table-cell office:value-type="string" calcext:value-type="string">
            <text:p>Черкас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8</text:p>
          </table:table-cell>
          <table:table-cell office:value-type="string" calcext:value-type="string">
            <text:p>Козло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31</text:p>
          </table:table-cell>
          <table:table-cell office:value-type="string" calcext:value-type="string">
            <text:p>Ковалев К. М.</text:p>
          </table:table-cell>
          <table:table-cell table:number-columns-repeated="6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40</text:p>
          </table:table-cell>
          <table:table-cell office:value-type="string" calcext:value-type="string">
            <text:p>Ширяева П. В.</text:p>
          </table:table-cell>
          <table:table-cell table:number-columns-repeated="6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88</text:p>
          </table:table-cell>
          <table:table-cell office:value-type="string" calcext:value-type="string">
            <text:p>Поляков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Флотская, 19</text:p>
          </table:table-cell>
          <table:table-cell office:value-type="string" calcext:value-type="string">
            <text:p>Виноградов И. Д.</text:p>
          </table:table-cell>
          <table:table-cell table:number-columns-repeated="6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90</text:p>
          </table:table-cell>
          <table:table-cell office:value-type="string" calcext:value-type="string">
            <text:p>Сорокин Г. Д.</text:p>
          </table:table-cell>
          <table:table-cell table:number-columns-repeated="6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62</text:p>
          </table:table-cell>
          <table:table-cell office:value-type="string" calcext:value-type="string">
            <text:p>Сахаров И. З.</text:p>
          </table:table-cell>
          <table:table-cell table:number-columns-repeated="6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Медведе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ивановойсковая, 101</text:p>
          </table:table-cell>
          <table:table-cell office:value-type="string" calcext:value-type="string">
            <text:p>Алексеева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93</text:p>
          </table:table-cell>
          <table:table-cell office:value-type="string" calcext:value-type="string">
            <text:p>Лебедев П. Г.</text:p>
          </table:table-cell>
          <table:table-cell table:number-columns-repeated="6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19</text:p>
          </table:table-cell>
          <table:table-cell office:value-type="string" calcext:value-type="string">
            <text:p>Третьяко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30</text:p>
          </table:table-cell>
          <table:table-cell office:value-type="string" calcext:value-type="string">
            <text:p>Островская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Историческая, 27</text:p>
          </table:table-cell>
          <table:table-cell office:value-type="string" calcext:value-type="string">
            <text:p>Мельник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67</text:p>
          </table:table-cell>
          <table:table-cell office:value-type="string" calcext:value-type="string">
            <text:p>Кондратьева М. Ю.</text:p>
          </table:table-cell>
          <table:table-cell table:number-columns-repeated="6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51</text:p>
          </table:table-cell>
          <table:table-cell office:value-type="string" calcext:value-type="string">
            <text:p>Сокол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8</text:p>
          </table:table-cell>
          <table:table-cell office:value-type="string" calcext:value-type="string">
            <text:p>Харитоно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5</text:p>
          </table:table-cell>
          <table:table-cell office:value-type="string" calcext:value-type="string">
            <text:p>Трифонов П. Н.</text:p>
          </table:table-cell>
          <table:table-cell table:number-columns-repeated="6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144</text:p>
          </table:table-cell>
          <table:table-cell office:value-type="string" calcext:value-type="string">
            <text:p>Малышева В. Д.</text:p>
          </table:table-cell>
          <table:table-cell table:number-columns-repeated="6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140</text:p>
          </table:table-cell>
          <table:table-cell office:value-type="string" calcext:value-type="string">
            <text:p>Николаев Р. С.</text:p>
          </table:table-cell>
          <table:table-cell table:number-columns-repeated="6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сторическая, 118</text:p>
          </table:table-cell>
          <table:table-cell office:value-type="string" calcext:value-type="string">
            <text:p>Морозов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65</text:p>
          </table:table-cell>
          <table:table-cell office:value-type="string" calcext:value-type="string">
            <text:p>Аким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22</text:p>
          </table:table-cell>
          <table:table-cell office:value-type="string" calcext:value-type="string">
            <text:p>Игнатьева Н. М.</text:p>
          </table:table-cell>
          <table:table-cell table:number-columns-repeated="6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73</text:p>
          </table:table-cell>
          <table:table-cell office:value-type="string" calcext:value-type="string">
            <text:p>Богданов В. Е.</text:p>
          </table:table-cell>
          <table:table-cell table:number-columns-repeated="6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Октябрьская, 89</text:p>
          </table:table-cell>
          <table:table-cell office:value-type="string" calcext:value-type="string">
            <text:p>Иванова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90</text:p>
          </table:table-cell>
          <table:table-cell office:value-type="string" calcext:value-type="string">
            <text:p>Комиссаров П. Ф.</text:p>
          </table:table-cell>
          <table:table-cell table:number-columns-repeated="6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70</text:p>
          </table:table-cell>
          <table:table-cell office:value-type="string" calcext:value-type="string">
            <text:p>Анисимова Э. М.</text:p>
          </table:table-cell>
          <table:table-cell table:number-columns-repeated="6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21</text:p>
          </table:table-cell>
          <table:table-cell office:value-type="string" calcext:value-type="string">
            <text:p>Некрасов И. Д.</text:p>
          </table:table-cell>
          <table:table-cell table:number-columns-repeated="6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Тихонов И. А.</text:p>
          </table:table-cell>
          <table:table-cell table:number-columns-repeated="6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8</text:p>
          </table:table-cell>
          <table:table-cell office:value-type="string" calcext:value-type="string">
            <text:p>Лобанов М. Т.</text:p>
          </table:table-cell>
          <table:table-cell table:number-columns-repeated="6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57</text:p>
          </table:table-cell>
          <table:table-cell office:value-type="string" calcext:value-type="string">
            <text:p>Андрианов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31</text:p>
          </table:table-cell>
          <table:table-cell office:value-type="string" calcext:value-type="string">
            <text:p>Коновал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Александров Я. Е.</text:p>
          </table:table-cell>
          <table:table-cell table:number-columns-repeated="6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актовая, 14</text:p>
          </table:table-cell>
          <table:table-cell office:value-type="string" calcext:value-type="string">
            <text:p>Коровина Я. Д.</text:p>
          </table:table-cell>
          <table:table-cell table:number-columns-repeated="6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80</text:p>
          </table:table-cell>
          <table:table-cell office:value-type="string" calcext:value-type="string">
            <text:p>Чернова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36</text:p>
          </table:table-cell>
          <table:table-cell office:value-type="string" calcext:value-type="string">
            <text:p>Наумов Т. А.</text:p>
          </table:table-cell>
          <table:table-cell table:number-columns-repeated="6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23</text:p>
          </table:table-cell>
          <table:table-cell office:value-type="string" calcext:value-type="string">
            <text:p>Иванова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Шевцова А. Е.</text:p>
          </table:table-cell>
          <table:table-cell table:number-columns-repeated="6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Рубцов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89</text:p>
          </table:table-cell>
          <table:table-cell office:value-type="string" calcext:value-type="string">
            <text:p>Матвеев М. Я.</text:p>
          </table:table-cell>
          <table:table-cell table:number-columns-repeated="6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Кузьмин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98</text:p>
          </table:table-cell>
          <table:table-cell office:value-type="string" calcext:value-type="string">
            <text:p>Борисова А. Р.</text:p>
          </table:table-cell>
          <table:table-cell table:number-columns-repeated="6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96</text:p>
          </table:table-cell>
          <table:table-cell office:value-type="string" calcext:value-type="string">
            <text:p>Терехов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18</text:p>
          </table:table-cell>
          <table:table-cell office:value-type="string" calcext:value-type="string">
            <text:p>Рудако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06</text:p>
          </table:table-cell>
          <table:table-cell office:value-type="string" calcext:value-type="string">
            <text:p>Казак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Севастьянов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асноармейская, 29</text:p>
          </table:table-cell>
          <table:table-cell office:value-type="string" calcext:value-type="string">
            <text:p>Корнеева В. Ф.</text:p>
          </table:table-cell>
          <table:table-cell table:number-columns-repeated="6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109</text:p>
          </table:table-cell>
          <table:table-cell office:value-type="string" calcext:value-type="string">
            <text:p>Ильин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92</text:p>
          </table:table-cell>
          <table:table-cell office:value-type="string" calcext:value-type="string">
            <text:p>Ильин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49</text:p>
          </table:table-cell>
          <table:table-cell office:value-type="string" calcext:value-type="string">
            <text:p>Симон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44</text:p>
          </table:table-cell>
          <table:table-cell office:value-type="string" calcext:value-type="string">
            <text:p>Миронов Г. М.</text:p>
          </table:table-cell>
          <table:table-cell table:number-columns-repeated="6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24</text:p>
          </table:table-cell>
          <table:table-cell office:value-type="string" calcext:value-type="string">
            <text:p>Семенов Е. Г.</text:p>
          </table:table-cell>
          <table:table-cell table:number-columns-repeated="6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17</text:p>
          </table:table-cell>
          <table:table-cell office:value-type="string" calcext:value-type="string">
            <text:p>Поляко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59</text:p>
          </table:table-cell>
          <table:table-cell office:value-type="string" calcext:value-type="string">
            <text:p>Суркова М. Г.</text:p>
          </table:table-cell>
          <table:table-cell table:number-columns-repeated="6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5</text:p>
          </table:table-cell>
          <table:table-cell office:value-type="string" calcext:value-type="string">
            <text:p>Хохлова Е. Р.</text:p>
          </table:table-cell>
          <table:table-cell table:number-columns-repeated="6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9</text:p>
          </table:table-cell>
          <table:table-cell office:value-type="string" calcext:value-type="string">
            <text:p>Ерма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13</text:p>
          </table:table-cell>
          <table:table-cell office:value-type="string" calcext:value-type="string">
            <text:p>Козлова В. Г.</text:p>
          </table:table-cell>
          <table:table-cell table:number-columns-repeated="6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36</text:p>
          </table:table-cell>
          <table:table-cell office:value-type="string" calcext:value-type="string">
            <text:p>Софрон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63</text:p>
          </table:table-cell>
          <table:table-cell office:value-type="string" calcext:value-type="string">
            <text:p>Алексеева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68</text:p>
          </table:table-cell>
          <table:table-cell office:value-type="string" calcext:value-type="string">
            <text:p>Мельников С. Г.</text:p>
          </table:table-cell>
          <table:table-cell table:number-columns-repeated="6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16</text:p>
          </table:table-cell>
          <table:table-cell office:value-type="string" calcext:value-type="string">
            <text:p>Захарова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Водная, 135</text:p>
          </table:table-cell>
          <table:table-cell office:value-type="string" calcext:value-type="string">
            <text:p>Гончар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22</text:p>
          </table:table-cell>
          <table:table-cell office:value-type="string" calcext:value-type="string">
            <text:p>Савицкая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46</text:p>
          </table:table-cell>
          <table:table-cell office:value-type="string" calcext:value-type="string">
            <text:p>Куликов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30</text:p>
          </table:table-cell>
          <table:table-cell office:value-type="string" calcext:value-type="string">
            <text:p>Щукин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1</text:p>
          </table:table-cell>
          <table:table-cell office:value-type="string" calcext:value-type="string">
            <text:p>Зиновьева Д. В.</text:p>
          </table:table-cell>
          <table:table-cell table:number-columns-repeated="6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00</text:p>
          </table:table-cell>
          <table:table-cell office:value-type="string" calcext:value-type="string">
            <text:p>Лосев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9</text:p>
          </table:table-cell>
          <table:table-cell office:value-type="string" calcext:value-type="string">
            <text:p>Симонов Г. Е.</text:p>
          </table:table-cell>
          <table:table-cell table:number-columns-repeated="6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34</text:p>
          </table:table-cell>
          <table:table-cell office:value-type="string" calcext:value-type="string">
            <text:p>Сергее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118</text:p>
          </table:table-cell>
          <table:table-cell office:value-type="string" calcext:value-type="string">
            <text:p>Костин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96</text:p>
          </table:table-cell>
          <table:table-cell office:value-type="string" calcext:value-type="string">
            <text:p>Юдин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27</text:p>
          </table:table-cell>
          <table:table-cell office:value-type="string" calcext:value-type="string">
            <text:p>Степанов К. В.</text:p>
          </table:table-cell>
          <table:table-cell table:number-columns-repeated="6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2</text:p>
          </table:table-cell>
          <table:table-cell office:value-type="string" calcext:value-type="string">
            <text:p>Зиновьева Е. Я.</text:p>
          </table:table-cell>
          <table:table-cell table:number-columns-repeated="6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36</text:p>
          </table:table-cell>
          <table:table-cell office:value-type="string" calcext:value-type="string">
            <text:p>Фадеев Д. Т.</text:p>
          </table:table-cell>
          <table:table-cell table:number-columns-repeated="6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51</text:p>
          </table:table-cell>
          <table:table-cell office:value-type="string" calcext:value-type="string">
            <text:p>Симонов В. Б.</text:p>
          </table:table-cell>
          <table:table-cell table:number-columns-repeated="6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89</text:p>
          </table:table-cell>
          <table:table-cell office:value-type="string" calcext:value-type="string">
            <text:p>Коновал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62</text:p>
          </table:table-cell>
          <table:table-cell office:value-type="string" calcext:value-type="string">
            <text:p>Федотова Я. А.</text:p>
          </table:table-cell>
          <table:table-cell table:number-columns-repeated="6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48</text:p>
          </table:table-cell>
          <table:table-cell office:value-type="string" calcext:value-type="string">
            <text:p>Зайце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41</text:p>
          </table:table-cell>
          <table:table-cell office:value-type="string" calcext:value-type="string">
            <text:p>Сергеев И. Н.</text:p>
          </table:table-cell>
          <table:table-cell table:number-columns-repeated="6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</text:p>
          </table:table-cell>
          <table:table-cell office:value-type="string" calcext:value-type="string">
            <text:p>Андреев П. М.</text:p>
          </table:table-cell>
          <table:table-cell table:number-columns-repeated="6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82</text:p>
          </table:table-cell>
          <table:table-cell office:value-type="string" calcext:value-type="string">
            <text:p>Семенов Л. Е.</text:p>
          </table:table-cell>
          <table:table-cell table:number-columns-repeated="6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88</text:p>
          </table:table-cell>
          <table:table-cell office:value-type="string" calcext:value-type="string">
            <text:p>Жуков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120</text:p>
          </table:table-cell>
          <table:table-cell office:value-type="string" calcext:value-type="string">
            <text:p>Коновал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84</text:p>
          </table:table-cell>
          <table:table-cell office:value-type="string" calcext:value-type="string">
            <text:p>Герасимов Э. Г.</text:p>
          </table:table-cell>
          <table:table-cell table:number-columns-repeated="6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Гоголя, 30</text:p>
          </table:table-cell>
          <table:table-cell office:value-type="string" calcext:value-type="string">
            <text:p>Петров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Кириллова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28</text:p>
          </table:table-cell>
          <table:table-cell office:value-type="string" calcext:value-type="string">
            <text:p>Карпова Д. С.</text:p>
          </table:table-cell>
          <table:table-cell table:number-columns-repeated="6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56</text:p>
          </table:table-cell>
          <table:table-cell office:value-type="string" calcext:value-type="string">
            <text:p>Никитин М. Т.</text:p>
          </table:table-cell>
          <table:table-cell table:number-columns-repeated="6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9</text:p>
          </table:table-cell>
          <table:table-cell office:value-type="string" calcext:value-type="string">
            <text:p>Семено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Сарайская, 48</text:p>
          </table:table-cell>
          <table:table-cell office:value-type="string" calcext:value-type="string">
            <text:p>Шаповалова Е. Я.</text:p>
          </table:table-cell>
          <table:table-cell table:number-columns-repeated="6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22</text:p>
          </table:table-cell>
          <table:table-cell office:value-type="string" calcext:value-type="string">
            <text:p>Фадеев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34</text:p>
          </table:table-cell>
          <table:table-cell office:value-type="string" calcext:value-type="string">
            <text:p>Кочет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125</text:p>
          </table:table-cell>
          <table:table-cell office:value-type="string" calcext:value-type="string">
            <text:p>Софронова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бегайделинская, 73</text:p>
          </table:table-cell>
          <table:table-cell office:value-type="string" calcext:value-type="string">
            <text:p>Семен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88</text:p>
          </table:table-cell>
          <table:table-cell office:value-type="string" calcext:value-type="string">
            <text:p>Иванов В. М.</text:p>
          </table:table-cell>
          <table:table-cell table:number-columns-repeated="60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14</text:p>
          </table:table-cell>
          <table:table-cell office:value-type="string" calcext:value-type="string">
            <text:p>Баранов М. Н.</text:p>
          </table:table-cell>
          <table:table-cell table:number-columns-repeated="60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40</text:p>
          </table:table-cell>
          <table:table-cell office:value-type="string" calcext:value-type="string">
            <text:p>Федосее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60</text:p>
          </table:table-cell>
          <table:table-cell office:value-type="string" calcext:value-type="string">
            <text:p>Жданов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26</text:p>
          </table:table-cell>
          <table:table-cell office:value-type="string" calcext:value-type="string">
            <text:p>Гусева Е. Я.</text:p>
          </table:table-cell>
          <table:table-cell table:number-columns-repeated="60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56</text:p>
          </table:table-cell>
          <table:table-cell office:value-type="string" calcext:value-type="string">
            <text:p>Зуева А. Б.</text:p>
          </table:table-cell>
          <table:table-cell table:number-columns-repeated="6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95</text:p>
          </table:table-cell>
          <table:table-cell office:value-type="string" calcext:value-type="string">
            <text:p>Алешин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29</text:p>
          </table:table-cell>
          <table:table-cell office:value-type="string" calcext:value-type="string">
            <text:p>Овсянни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84</text:p>
          </table:table-cell>
          <table:table-cell office:value-type="string" calcext:value-type="string">
            <text:p>Ильина К. А.</text:p>
          </table:table-cell>
          <table:table-cell table:number-columns-repeated="60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108</text:p>
          </table:table-cell>
          <table:table-cell office:value-type="string" calcext:value-type="string">
            <text:p>Моргун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14</text:p>
          </table:table-cell>
          <table:table-cell office:value-type="string" calcext:value-type="string">
            <text:p>Алешин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Железнодорожная, 103</text:p>
          </table:table-cell>
          <table:table-cell office:value-type="string" calcext:value-type="string">
            <text:p>Королева П. А.</text:p>
          </table:table-cell>
          <table:table-cell table:number-columns-repeated="60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124</text:p>
          </table:table-cell>
          <table:table-cell office:value-type="string" calcext:value-type="string">
            <text:p>Иван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2</text:p>
          </table:table-cell>
          <table:table-cell office:value-type="string" calcext:value-type="string">
            <text:p>Богданов М. Л.</text:p>
          </table:table-cell>
          <table:table-cell table:number-columns-repeated="60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85</text:p>
          </table:table-cell>
          <table:table-cell office:value-type="string" calcext:value-type="string">
            <text:p>Колесников Н. Д.</text:p>
          </table:table-cell>
          <table:table-cell table:number-columns-repeated="60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58</text:p>
          </table:table-cell>
          <table:table-cell office:value-type="string" calcext:value-type="string">
            <text:p>Седова М. О.</text:p>
          </table:table-cell>
          <table:table-cell table:number-columns-repeated="6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67</text:p>
          </table:table-cell>
          <table:table-cell office:value-type="string" calcext:value-type="string">
            <text:p>Гуляе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120</text:p>
          </table:table-cell>
          <table:table-cell office:value-type="string" calcext:value-type="string">
            <text:p>Чистяк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нина, 64</text:p>
          </table:table-cell>
          <table:table-cell office:value-type="string" calcext:value-type="string">
            <text:p>Лавров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43</text:p>
          </table:table-cell>
          <table:table-cell office:value-type="string" calcext:value-type="string">
            <text:p>Логинова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33</text:p>
          </table:table-cell>
          <table:table-cell office:value-type="string" calcext:value-type="string">
            <text:p>Князе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122</text:p>
          </table:table-cell>
          <table:table-cell office:value-type="string" calcext:value-type="string">
            <text:p>Кожевникова Н. П.</text:p>
          </table:table-cell>
          <table:table-cell table:number-columns-repeated="6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ивановойсковая, 31</text:p>
          </table:table-cell>
          <table:table-cell office:value-type="string" calcext:value-type="string">
            <text:p>Сорокин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81</text:p>
          </table:table-cell>
          <table:table-cell office:value-type="string" calcext:value-type="string">
            <text:p>Павл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81</text:p>
          </table:table-cell>
          <table:table-cell office:value-type="string" calcext:value-type="string">
            <text:p>Андрее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35</text:p>
          </table:table-cell>
          <table:table-cell office:value-type="string" calcext:value-type="string">
            <text:p>Киселева Е. Р.</text:p>
          </table:table-cell>
          <table:table-cell table:number-columns-repeated="6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4</text:p>
          </table:table-cell>
          <table:table-cell office:value-type="string" calcext:value-type="string">
            <text:p>Гордеев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22</text:p>
          </table:table-cell>
          <table:table-cell office:value-type="string" calcext:value-type="string">
            <text:p>Евдоким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20</text:p>
          </table:table-cell>
          <table:table-cell office:value-type="string" calcext:value-type="string">
            <text:p>Кузнец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4</text:p>
          </table:table-cell>
          <table:table-cell office:value-type="string" calcext:value-type="string">
            <text:p>Карпова А. Р.</text:p>
          </table:table-cell>
          <table:table-cell table:number-columns-repeated="60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Александр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12</text:p>
          </table:table-cell>
          <table:table-cell office:value-type="string" calcext:value-type="string">
            <text:p>Попов К. Д.</text:p>
          </table:table-cell>
          <table:table-cell table:number-columns-repeated="60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25</text:p>
          </table:table-cell>
          <table:table-cell office:value-type="string" calcext:value-type="string">
            <text:p>Вавил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Лукина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39</text:p>
          </table:table-cell>
          <table:table-cell office:value-type="string" calcext:value-type="string">
            <text:p>Лебедева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43</text:p>
          </table:table-cell>
          <table:table-cell office:value-type="string" calcext:value-type="string">
            <text:p>Миронов П. М.</text:p>
          </table:table-cell>
          <table:table-cell table:number-columns-repeated="6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Калачев Е. В.</text:p>
          </table:table-cell>
          <table:table-cell table:number-columns-repeated="60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25</text:p>
          </table:table-cell>
          <table:table-cell office:value-type="string" calcext:value-type="string">
            <text:p>Жаров Д. И.</text:p>
          </table:table-cell>
          <table:table-cell table:number-columns-repeated="60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10</text:p>
          </table:table-cell>
          <table:table-cell office:value-type="string" calcext:value-type="string">
            <text:p>Лапина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39</text:p>
          </table:table-cell>
          <table:table-cell office:value-type="string" calcext:value-type="string">
            <text:p>Смирн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20</text:p>
          </table:table-cell>
          <table:table-cell office:value-type="string" calcext:value-type="string">
            <text:p>Ежова Э. К.</text:p>
          </table:table-cell>
          <table:table-cell table:number-columns-repeated="60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39</text:p>
          </table:table-cell>
          <table:table-cell office:value-type="string" calcext:value-type="string">
            <text:p>Борисова Д. В.</text:p>
          </table:table-cell>
          <table:table-cell table:number-columns-repeated="60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49</text:p>
          </table:table-cell>
          <table:table-cell office:value-type="string" calcext:value-type="string">
            <text:p>Смирнов Д. Л.</text:p>
          </table:table-cell>
          <table:table-cell table:number-columns-repeated="60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86</text:p>
          </table:table-cell>
          <table:table-cell office:value-type="string" calcext:value-type="string">
            <text:p>Горелов Г. М.</text:p>
          </table:table-cell>
          <table:table-cell table:number-columns-repeated="60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38</text:p>
          </table:table-cell>
          <table:table-cell office:value-type="string" calcext:value-type="string">
            <text:p>Гаврил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01</text:p>
          </table:table-cell>
          <table:table-cell office:value-type="string" calcext:value-type="string">
            <text:p>Васильев Д. Л.</text:p>
          </table:table-cell>
          <table:table-cell table:number-columns-repeated="6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Угольная, 91</text:p>
          </table:table-cell>
          <table:table-cell office:value-type="string" calcext:value-type="string">
            <text:p>Куприянов К. Н.</text:p>
          </table:table-cell>
          <table:table-cell table:number-columns-repeated="60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1</text:p>
          </table:table-cell>
          <table:table-cell office:value-type="string" calcext:value-type="string">
            <text:p>Блинова П. И.</text:p>
          </table:table-cell>
          <table:table-cell table:number-columns-repeated="60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узнецов Ф. М.</text:p>
          </table:table-cell>
          <table:table-cell table:number-columns-repeated="6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91</text:p>
          </table:table-cell>
          <table:table-cell office:value-type="string" calcext:value-type="string">
            <text:p>Моисее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98</text:p>
          </table:table-cell>
          <table:table-cell office:value-type="string" calcext:value-type="string">
            <text:p>Дубинин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90</text:p>
          </table:table-cell>
          <table:table-cell office:value-type="string" calcext:value-type="string">
            <text:p>Маслов Г. Ю.</text:p>
          </table:table-cell>
          <table:table-cell table:number-columns-repeated="6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05</text:p>
          </table:table-cell>
          <table:table-cell office:value-type="string" calcext:value-type="string">
            <text:p>Тито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Железнодорожная, 63</text:p>
          </table:table-cell>
          <table:table-cell office:value-type="string" calcext:value-type="string">
            <text:p>Ильин С. Т.</text:p>
          </table:table-cell>
          <table:table-cell table:number-columns-repeated="60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86</text:p>
          </table:table-cell>
          <table:table-cell office:value-type="string" calcext:value-type="string">
            <text:p>Андреева К. Г.</text:p>
          </table:table-cell>
          <table:table-cell table:number-columns-repeated="60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Михайлов Т. М.</text:p>
          </table:table-cell>
          <table:table-cell table:number-columns-repeated="6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60</text:p>
          </table:table-cell>
          <table:table-cell office:value-type="string" calcext:value-type="string">
            <text:p>Николае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96</text:p>
          </table:table-cell>
          <table:table-cell office:value-type="string" calcext:value-type="string">
            <text:p>Селезнев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60</text:p>
          </table:table-cell>
          <table:table-cell office:value-type="string" calcext:value-type="string">
            <text:p>Зайцев Р. М.</text:p>
          </table:table-cell>
          <table:table-cell table:number-columns-repeated="60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70</text:p>
          </table:table-cell>
          <table:table-cell office:value-type="string" calcext:value-type="string">
            <text:p>Бас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4</text:p>
          </table:table-cell>
          <table:table-cell office:value-type="string" calcext:value-type="string">
            <text:p>Корнил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Большаков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Федотов Д. Л.</text:p>
          </table:table-cell>
          <table:table-cell table:number-columns-repeated="60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94</text:p>
          </table:table-cell>
          <table:table-cell office:value-type="string" calcext:value-type="string">
            <text:p>Корнеев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12</text:p>
          </table:table-cell>
          <table:table-cell office:value-type="string" calcext:value-type="string">
            <text:p>Рябов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62</text:p>
          </table:table-cell>
          <table:table-cell office:value-type="string" calcext:value-type="string">
            <text:p>Калугин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99</text:p>
          </table:table-cell>
          <table:table-cell office:value-type="string" calcext:value-type="string">
            <text:p>Булгак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52</text:p>
          </table:table-cell>
          <table:table-cell office:value-type="string" calcext:value-type="string">
            <text:p>Ильин П. Ф.</text:p>
          </table:table-cell>
          <table:table-cell table:number-columns-repeated="60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85</text:p>
          </table:table-cell>
          <table:table-cell office:value-type="string" calcext:value-type="string">
            <text:p>Жданова Е. Г.</text:p>
          </table:table-cell>
          <table:table-cell table:number-columns-repeated="60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Головина Т. В.</text:p>
          </table:table-cell>
          <table:table-cell table:number-columns-repeated="60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20</text:p>
          </table:table-cell>
          <table:table-cell office:value-type="string" calcext:value-type="string">
            <text:p>Степанов Д. Г.</text:p>
          </table:table-cell>
          <table:table-cell table:number-columns-repeated="60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Гусев Г. В.</text:p>
          </table:table-cell>
          <table:table-cell table:number-columns-repeated="60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0</text:p>
          </table:table-cell>
          <table:table-cell office:value-type="string" calcext:value-type="string">
            <text:p>Волкова М. Н.</text:p>
          </table:table-cell>
          <table:table-cell table:number-columns-repeated="60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89</text:p>
          </table:table-cell>
          <table:table-cell office:value-type="string" calcext:value-type="string">
            <text:p>Белова С. М.</text:p>
          </table:table-cell>
          <table:table-cell table:number-columns-repeated="60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147</text:p>
          </table:table-cell>
          <table:table-cell office:value-type="string" calcext:value-type="string">
            <text:p>Захаров Н. Д.</text:p>
          </table:table-cell>
          <table:table-cell table:number-columns-repeated="60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Снегирева Ю. А.</text:p>
          </table:table-cell>
          <table:table-cell table:number-columns-repeated="6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55</text:p>
          </table:table-cell>
          <table:table-cell office:value-type="string" calcext:value-type="string">
            <text:p>Савин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63</text:p>
          </table:table-cell>
          <table:table-cell office:value-type="string" calcext:value-type="string">
            <text:p>Тарасова Е. Т.</text:p>
          </table:table-cell>
          <table:table-cell table:number-columns-repeated="60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144</text:p>
          </table:table-cell>
          <table:table-cell office:value-type="string" calcext:value-type="string">
            <text:p>Данил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Еремин А. Р.</text:p>
          </table:table-cell>
          <table:table-cell table:number-columns-repeated="6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20</text:p>
          </table:table-cell>
          <table:table-cell office:value-type="string" calcext:value-type="string">
            <text:p>Чернов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24</text:p>
          </table:table-cell>
          <table:table-cell office:value-type="string" calcext:value-type="string">
            <text:p>Гусе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82</text:p>
          </table:table-cell>
          <table:table-cell office:value-type="string" calcext:value-type="string">
            <text:p>Жданов М. К.</text:p>
          </table:table-cell>
          <table:table-cell table:number-columns-repeated="6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15</text:p>
          </table:table-cell>
          <table:table-cell office:value-type="string" calcext:value-type="string">
            <text:p>Мухина В. М.</text:p>
          </table:table-cell>
          <table:table-cell table:number-columns-repeated="6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4</text:p>
          </table:table-cell>
          <table:table-cell office:value-type="string" calcext:value-type="string">
            <text:p>Березин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23</text:p>
          </table:table-cell>
          <table:table-cell office:value-type="string" calcext:value-type="string">
            <text:p>Королев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Быков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Свешникова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96</text:p>
          </table:table-cell>
          <table:table-cell office:value-type="string" calcext:value-type="string">
            <text:p>Ушакова М. С.</text:p>
          </table:table-cell>
          <table:table-cell table:number-columns-repeated="60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93</text:p>
          </table:table-cell>
          <table:table-cell office:value-type="string" calcext:value-type="string">
            <text:p>Волков А. Г.</text:p>
          </table:table-cell>
          <table:table-cell table:number-columns-repeated="60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Ушак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30</text:p>
          </table:table-cell>
          <table:table-cell office:value-type="string" calcext:value-type="string">
            <text:p>Орлов М. Т.</text:p>
          </table:table-cell>
          <table:table-cell table:number-columns-repeated="60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45</text:p>
          </table:table-cell>
          <table:table-cell office:value-type="string" calcext:value-type="string">
            <text:p>Новиков М. Б.</text:p>
          </table:table-cell>
          <table:table-cell table:number-columns-repeated="60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Широков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118</text:p>
          </table:table-cell>
          <table:table-cell office:value-type="string" calcext:value-type="string">
            <text:p>Колос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61</text:p>
          </table:table-cell>
          <table:table-cell office:value-type="string" calcext:value-type="string">
            <text:p>Черных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99</text:p>
          </table:table-cell>
          <table:table-cell office:value-type="string" calcext:value-type="string">
            <text:p>Калинин Д. О.</text:p>
          </table:table-cell>
          <table:table-cell table:number-columns-repeated="6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07</text:p>
          </table:table-cell>
          <table:table-cell office:value-type="string" calcext:value-type="string">
            <text:p>Крылов Г. А.</text:p>
          </table:table-cell>
          <table:table-cell table:number-columns-repeated="60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106</text:p>
          </table:table-cell>
          <table:table-cell office:value-type="string" calcext:value-type="string">
            <text:p>Кулагина С. Н.</text:p>
          </table:table-cell>
          <table:table-cell table:number-columns-repeated="60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99</text:p>
          </table:table-cell>
          <table:table-cell office:value-type="string" calcext:value-type="string">
            <text:p>Петров М. Н.</text:p>
          </table:table-cell>
          <table:table-cell table:number-columns-repeated="60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145</text:p>
          </table:table-cell>
          <table:table-cell office:value-type="string" calcext:value-type="string">
            <text:p>Казакова В. Д.</text:p>
          </table:table-cell>
          <table:table-cell table:number-columns-repeated="60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Лукьянов П. П.</text:p>
          </table:table-cell>
          <table:table-cell table:number-columns-repeated="60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68</text:p>
          </table:table-cell>
          <table:table-cell office:value-type="string" calcext:value-type="string">
            <text:p>Вешняк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8</text:p>
          </table:table-cell>
          <table:table-cell office:value-type="string" calcext:value-type="string">
            <text:p>Николаева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49</text:p>
          </table:table-cell>
          <table:table-cell office:value-type="string" calcext:value-type="string">
            <text:p>Егорова Е. К.</text:p>
          </table:table-cell>
          <table:table-cell table:number-columns-repeated="60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48</text:p>
          </table:table-cell>
          <table:table-cell office:value-type="string" calcext:value-type="string">
            <text:p>Крыло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38</text:p>
          </table:table-cell>
          <table:table-cell office:value-type="string" calcext:value-type="string">
            <text:p>Кудрявцева А. П.</text:p>
          </table:table-cell>
          <table:table-cell table:number-columns-repeated="60"/>
        </table:table-row>
        <table:table-row table:style-name="ro2" table:number-rows-repeated="10481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Оказанные услуги'.A1:'Оказанные услуги'.F501" table:display-filter-buttons="true">
          <table:filter>
            <table:filter-and>
              <table:filter-condition table:value="10" table:operator="=" table:field-number="3">
                <table:filter-set-item table:value="10"/>
                <table:filter-set-item table:value="5"/>
                <table:filter-set-item table:value="8"/>
              </table:filter-condition>
              <table:filter-condition table:value="Новый" table:operator="=" table:field-number="4"/>
            </table:filter-and>
          </table:filter>
        </table:database-range>
        <table:database-range table:name="__Anonymous_Sheet_DB__1" table:target-range-address="Услуги.A1:Услуги.C11" table:display-filter-buttons="true">
          <table:filter>
            <table:filter-and>
              <table:filter-condition table:value="видеонаблюдение" table:operator="=" table:field-number="1">
                <table:filter-set-item table:value="видеонаблюдение"/>
                <table:filter-set-item table:value="установка антивируса"/>
                <table:filter-set-item table:value="хостинг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казанные_20_услуги" style:display-name="PageStyle_Оказанные 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Услуги" style:display-name="PageStyle_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лиенты" style:display-name="PageStyle_Клиен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/>
    <meta:creation-date>2021-09-01T16:28:34</meta:creation-date>
    <dc:date>2022-05-03T13:51:35.209000000</dc:date>
    <meta:editing-duration>PT4M12S</meta:editing-duration>
    <meta:editing-cycles>1</meta:editing-cycles>
    <meta:document-statistic meta:table-count="3" meta:cell-count="4287" meta:object-count="0"/>
    <meta:generator>LibreOffice/7.3.2.2$Windows_X86_64 LibreOffice_project/49f2b1bff42cfccbd8f788c8dc32c1c309559be0</meta:generator>
  </office:meta>
</office:document-meta>
</file>